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55cm"/>
    </style:style>
    <style:style style:name="co3" style:family="table-column">
      <style:table-column-properties fo:break-before="auto" style:column-width="7.24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number-columns-repeated="2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{ </text:p>
          </table:table-cell>
          <table:table-cell office:value-type="string">
            <text:p><text:s/>Hydrogen</text:p>
          </table:table-cell>
          <table:table-cell office:value-type="string">
            <text:p><text:s/>750</text:p>
          </table:table-cell>
          <table:table-cell table:number-columns-repeated="2" office:value-type="string">
            <text:p><text:s/>0</text:p>
          </table:table-cell>
          <table:table-cell table:number-columns-repeated="2" office:value-type="string">
            <text:p><text:s/>(-1,0,1)</text:p>
          </table:table-cell>
          <table:table-cell office:value-type="string">
            <text:p>}</text:p>
          </table:table-cell>
          <table:table-cell/>
          <table:table-cell table:formula="of:=[.A1]&amp;[.B1]&amp;&quot;,&quot;&amp;[.C1]&amp;&quot;,&quot;&amp;[.D1]&amp;&quot;,&quot;&amp;[.E1]&amp;&quot;,&quot;&amp;[.F1]&amp;&quot;,&quot;&amp;[.G1]&amp;[.H1]" office:value-type="string" office:string-value="{  Hydrogen, 750, 0, 0, (-1,0,1), (-1,0,1)}">
            <text:p>{ <text:s/>Hydrogen, 750, 0, 0, (-1,0,1), (-1,0,1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Helium</text:p>
          </table:table-cell>
          <table:table-cell office:value-type="string">
            <text:p><text:s/>230</text:p>
          </table:table-cell>
          <table:table-cell table:number-columns-repeated="2" office:value-type="string">
            <text:p><text:s/>0</text:p>
          </table:table-cell>
          <table:table-cell table:number-columns-repeated="2" office:value-type="string">
            <text:p><text:s/>(0)</text:p>
          </table:table-cell>
          <table:table-cell office:value-type="string">
            <text:p>}</text:p>
          </table:table-cell>
          <table:table-cell/>
          <table:table-cell table:formula="of:=[.A2]&amp;[.B2]&amp;&quot;,&quot;&amp;[.C2]&amp;&quot;,&quot;&amp;[.D2]&amp;&quot;,&quot;&amp;[.E2]&amp;&quot;,&quot;&amp;[.F2]&amp;&quot;,&quot;&amp;[.G2]&amp;[.H2]" office:value-type="string" office:string-value="{  Helium, 230, 0, 0, (0), (0)}">
            <text:p>{ <text:s/>Helium, 230, 0, 0, (0), (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Lithium</text:p>
          </table:table-cell>
          <table:table-cell office:value-type="string">
            <text:p><text:s/>0.006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table:number-columns-repeated="2" office:value-type="string">
            <text:p><text:s/>(0,1)</text:p>
          </table:table-cell>
          <table:table-cell office:value-type="string">
            <text:p>}</text:p>
          </table:table-cell>
          <table:table-cell/>
          <table:table-cell table:formula="of:=[.A3]&amp;[.B3]&amp;&quot;,&quot;&amp;[.C3]&amp;&quot;,&quot;&amp;[.D3]&amp;&quot;,&quot;&amp;[.E3]&amp;&quot;,&quot;&amp;[.F3]&amp;&quot;,&quot;&amp;[.G3]&amp;[.H3]" office:value-type="string" office:string-value="{  Lithium, 0.006, 2, 0, (0,1), (0,1)}">
            <text:p>{ <text:s/>Lithium, 0.006, 2, 0, (0,1), (0,1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Beryllium</text:p>
          </table:table-cell>
          <table:table-cell office:value-type="string">
            <text:p><text:s/>0.001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0,1,2)</text:p>
          </table:table-cell>
          <table:table-cell office:value-type="string">
            <text:p><text:s/>(0,2)</text:p>
          </table:table-cell>
          <table:table-cell office:value-type="string">
            <text:p>}</text:p>
          </table:table-cell>
          <table:table-cell/>
          <table:table-cell table:formula="of:=[.A4]&amp;[.B4]&amp;&quot;,&quot;&amp;[.C4]&amp;&quot;,&quot;&amp;[.D4]&amp;&quot;,&quot;&amp;[.E4]&amp;&quot;,&quot;&amp;[.F4]&amp;&quot;,&quot;&amp;[.G4]&amp;[.H4]" office:value-type="string" office:string-value="{  Beryllium, 0.001, 2, 0, (0,1,2), (0,2)}">
            <text:p>{ <text:s/>Beryllium, 0.001, 2, 0, (0,1,2), (0,2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Boron</text:p>
          </table:table-cell>
          <table:table-cell office:value-type="string">
            <text:p><text:s/>0.001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-5,-1,0,1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5]&amp;[.B5]&amp;&quot;,&quot;&amp;[.C5]&amp;&quot;,&quot;&amp;[.D5]&amp;&quot;,&quot;&amp;[.E5]&amp;&quot;,&quot;&amp;[.F5]&amp;&quot;,&quot;&amp;[.G5]&amp;[.H5]" office:value-type="string" office:string-value="{  Boron, 0.001, 2, 0, (-5,-1,0,1,2,3), (0,3)}">
            <text:p>{ <text:s/>Boron, 0.001, 2, 0, (-5,-1,0,1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Carbon</text:p>
          </table:table-cell>
          <table:table-cell office:value-type="string">
            <text:p><text:s/>5000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table:number-columns-repeated="2" office:value-type="string">
            <text:p><text:s/>(-4,-3,-2,-1,0,1,2,3,4)</text:p>
          </table:table-cell>
          <table:table-cell office:value-type="string">
            <text:p>}</text:p>
          </table:table-cell>
          <table:table-cell/>
          <table:table-cell table:formula="of:=[.A6]&amp;[.B6]&amp;&quot;,&quot;&amp;[.C6]&amp;&quot;,&quot;&amp;[.D6]&amp;&quot;,&quot;&amp;[.E6]&amp;&quot;,&quot;&amp;[.F6]&amp;&quot;,&quot;&amp;[.G6]&amp;[.H6]" office:value-type="string" office:string-value="{  Carbon, 5000, 2, 0, (-4,-3,-2,-1,0,1,2,3,4), (-4,-3,-2,-1,0,1,2,3,4)}">
            <text:p>{ <text:s/>Carbon, 5000, 2, 0, (-4,-3,-2,-1,0,1,2,3,4), (-4,-3,-2,-1,0,1,2,3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Nitrogen</text:p>
          </table:table-cell>
          <table:table-cell office:value-type="string">
            <text:p><text:s/>1000</text:p>
          </table:table-cell>
          <table:table-cell table:number-columns-repeated="2" office:value-type="string">
            <text:p><text:s/>0</text:p>
          </table:table-cell>
          <table:table-cell office:value-type="string">
            <text:p><text:s/>(-3,-2,-1,0,1,2,3,4,5)</text:p>
          </table:table-cell>
          <table:table-cell office:value-type="string">
            <text:p><text:s/>(-3,0,3,5)</text:p>
          </table:table-cell>
          <table:table-cell office:value-type="string">
            <text:p>}</text:p>
          </table:table-cell>
          <table:table-cell/>
          <table:table-cell table:formula="of:=[.A7]&amp;[.B7]&amp;&quot;,&quot;&amp;[.C7]&amp;&quot;,&quot;&amp;[.D7]&amp;&quot;,&quot;&amp;[.E7]&amp;&quot;,&quot;&amp;[.F7]&amp;&quot;,&quot;&amp;[.G7]&amp;[.H7]" office:value-type="string" office:string-value="{  Nitrogen, 1000, 0, 0, (-3,-2,-1,0,1,2,3,4,5), (-3,0,3,5)}">
            <text:p>{ <text:s/>Nitrogen, 1000, 0, 0, (-3,-2,-1,0,1,2,3,4,5), (-3,0,3,5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Oxygen</text:p>
          </table:table-cell>
          <table:table-cell office:value-type="string">
            <text:p><text:s/>10000</text:p>
          </table:table-cell>
          <table:table-cell table:number-columns-repeated="2" office:value-type="string">
            <text:p><text:s/>0</text:p>
          </table:table-cell>
          <table:table-cell office:value-type="string">
            <text:p><text:s/>(-2,-1,0,1,2)</text:p>
          </table:table-cell>
          <table:table-cell office:value-type="string">
            <text:p><text:s/>(-2,0)</text:p>
          </table:table-cell>
          <table:table-cell office:value-type="string">
            <text:p>}</text:p>
          </table:table-cell>
          <table:table-cell/>
          <table:table-cell table:formula="of:=[.A8]&amp;[.B8]&amp;&quot;,&quot;&amp;[.C8]&amp;&quot;,&quot;&amp;[.D8]&amp;&quot;,&quot;&amp;[.E8]&amp;&quot;,&quot;&amp;[.F8]&amp;&quot;,&quot;&amp;[.G8]&amp;[.H8]" office:value-type="string" office:string-value="{  Oxygen, 10000, 0, 0, (-2,-1,0,1,2), (-2,0)}">
            <text:p>{ <text:s/>Oxygen, 10000, 0, 0, (-2,-1,0,1,2), (-2,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Fluorine</text:p>
          </table:table-cell>
          <table:table-cell office:value-type="string">
            <text:p><text:s/>0.4</text:p>
          </table:table-cell>
          <table:table-cell table:number-columns-repeated="2" office:value-type="string">
            <text:p><text:s/>0</text:p>
          </table:table-cell>
          <table:table-cell table:number-columns-repeated="2" office:value-type="string">
            <text:p><text:s/>(-1,0)</text:p>
          </table:table-cell>
          <table:table-cell office:value-type="string">
            <text:p>}</text:p>
          </table:table-cell>
          <table:table-cell/>
          <table:table-cell table:formula="of:=[.A9]&amp;[.B9]&amp;&quot;,&quot;&amp;[.C9]&amp;&quot;,&quot;&amp;[.D9]&amp;&quot;,&quot;&amp;[.E9]&amp;&quot;,&quot;&amp;[.F9]&amp;&quot;,&quot;&amp;[.G9]&amp;[.H9]" office:value-type="string" office:string-value="{  Fluorine, 0.4, 0, 0, (-1,0), (-1,0)}">
            <text:p>{ <text:s/>Fluorine, 0.4, 0, 0, (-1,0), (-1,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Neon</text:p>
          </table:table-cell>
          <table:table-cell office:value-type="string">
            <text:p><text:s/>1300</text:p>
          </table:table-cell>
          <table:table-cell table:number-columns-repeated="2" office:value-type="string">
            <text:p><text:s/>0</text:p>
          </table:table-cell>
          <table:table-cell table:number-columns-repeated="2" office:value-type="string">
            <text:p><text:s/>(0)</text:p>
          </table:table-cell>
          <table:table-cell office:value-type="string">
            <text:p>}</text:p>
          </table:table-cell>
          <table:table-cell/>
          <table:table-cell table:formula="of:=[.A10]&amp;[.B10]&amp;&quot;,&quot;&amp;[.C10]&amp;&quot;,&quot;&amp;[.D10]&amp;&quot;,&quot;&amp;[.E10]&amp;&quot;,&quot;&amp;[.F10]&amp;&quot;,&quot;&amp;[.G10]&amp;[.H10]" office:value-type="string" office:string-value="{  Neon, 1300, 0, 0, (0), (0)}">
            <text:p>{ <text:s/>Neon, 1300, 0, 0, (0), (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Sodium</text:p>
          </table:table-cell>
          <table:table-cell office:value-type="string">
            <text:p><text:s/>20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-1,0,1)</text:p>
          </table:table-cell>
          <table:table-cell office:value-type="string">
            <text:p><text:s/>(0,1)</text:p>
          </table:table-cell>
          <table:table-cell office:value-type="string">
            <text:p>}</text:p>
          </table:table-cell>
          <table:table-cell/>
          <table:table-cell table:formula="of:=[.A11]&amp;[.B11]&amp;&quot;,&quot;&amp;[.C11]&amp;&quot;,&quot;&amp;[.D11]&amp;&quot;,&quot;&amp;[.E11]&amp;&quot;,&quot;&amp;[.F11]&amp;&quot;,&quot;&amp;[.G11]&amp;[.H11]" office:value-type="string" office:string-value="{  Sodium, 20, 2, 0, (-1,0,1), (0,1)}">
            <text:p>{ <text:s/>Sodium, 20, 2, 0, (-1,0,1), (0,1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Magnesium</text:p>
          </table:table-cell>
          <table:table-cell office:value-type="string">
            <text:p><text:s/>600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0,1,2)</text:p>
          </table:table-cell>
          <table:table-cell office:value-type="string">
            <text:p><text:s/>(0,2)</text:p>
          </table:table-cell>
          <table:table-cell office:value-type="string">
            <text:p>}</text:p>
          </table:table-cell>
          <table:table-cell/>
          <table:table-cell table:formula="of:=[.A12]&amp;[.B12]&amp;&quot;,&quot;&amp;[.C12]&amp;&quot;,&quot;&amp;[.D12]&amp;&quot;,&quot;&amp;[.E12]&amp;&quot;,&quot;&amp;[.F12]&amp;&quot;,&quot;&amp;[.G12]&amp;[.H12]" office:value-type="string" office:string-value="{  Magnesium, 600, 2, 0, (0,1,2), (0,2)}">
            <text:p>{ <text:s/>Magnesium, 600, 2, 0, (0,1,2), (0,2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Aluminium</text:p>
          </table:table-cell>
          <table:table-cell office:value-type="string">
            <text:p><text:s/>50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-2,-1,0,1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13]&amp;[.B13]&amp;&quot;,&quot;&amp;[.C13]&amp;&quot;,&quot;&amp;[.D13]&amp;&quot;,&quot;&amp;[.E13]&amp;&quot;,&quot;&amp;[.F13]&amp;&quot;,&quot;&amp;[.G13]&amp;[.H13]" office:value-type="string" office:string-value="{  Aluminium, 50, 2, 0, (-2,-1,0,1,2,3), (0,3)}">
            <text:p>{ <text:s/>Aluminium, 50, 2, 0, (-2,-1,0,1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Silicon</text:p>
          </table:table-cell>
          <table:table-cell office:value-type="string">
            <text:p><text:s/>650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-4,-3,-2,-1,0,1,2,3,4)</text:p>
          </table:table-cell>
          <table:table-cell office:value-type="string">
            <text:p><text:s/>(-4,0,4)</text:p>
          </table:table-cell>
          <table:table-cell office:value-type="string">
            <text:p>}</text:p>
          </table:table-cell>
          <table:table-cell/>
          <table:table-cell table:formula="of:=[.A14]&amp;[.B14]&amp;&quot;,&quot;&amp;[.C14]&amp;&quot;,&quot;&amp;[.D14]&amp;&quot;,&quot;&amp;[.E14]&amp;&quot;,&quot;&amp;[.F14]&amp;&quot;,&quot;&amp;[.G14]&amp;[.H14]" office:value-type="string" office:string-value="{  Silicon, 650, 2, 0, (-4,-3,-2,-1,0,1,2,3,4), (-4,0,4)}">
            <text:p>{ <text:s/>Silicon, 650, 2, 0, (-4,-3,-2,-1,0,1,2,3,4), (-4,0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Phosphorus</text:p>
          </table:table-cell>
          <table:table-cell office:value-type="string">
            <text:p><text:s/>7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-3,-2,-1,0,1,2,3,4,5)</text:p>
          </table:table-cell>
          <table:table-cell office:value-type="string">
            <text:p><text:s/>(-3,0,3,5)</text:p>
          </table:table-cell>
          <table:table-cell office:value-type="string">
            <text:p>}</text:p>
          </table:table-cell>
          <table:table-cell/>
          <table:table-cell table:formula="of:=[.A15]&amp;[.B15]&amp;&quot;,&quot;&amp;[.C15]&amp;&quot;,&quot;&amp;[.D15]&amp;&quot;,&quot;&amp;[.E15]&amp;&quot;,&quot;&amp;[.F15]&amp;&quot;,&quot;&amp;[.G15]&amp;[.H15]" office:value-type="string" office:string-value="{  Phosphorus, 7, 2, 0, (-3,-2,-1,0,1,2,3,4,5), (-3,0,3,5)}">
            <text:p>{ <text:s/>Phosphorus, 7, 2, 0, (-3,-2,-1,0,1,2,3,4,5), (-3,0,3,5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Sulfur</text:p>
          </table:table-cell>
          <table:table-cell office:value-type="string">
            <text:p><text:s/>500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-2,-1,0,1,2,3,4,5,6)</text:p>
          </table:table-cell>
          <table:table-cell office:value-type="string">
            <text:p><text:s/>(-2,0,2,4,6)</text:p>
          </table:table-cell>
          <table:table-cell office:value-type="string">
            <text:p>}</text:p>
          </table:table-cell>
          <table:table-cell/>
          <table:table-cell table:formula="of:=[.A16]&amp;[.B16]&amp;&quot;,&quot;&amp;[.C16]&amp;&quot;,&quot;&amp;[.D16]&amp;&quot;,&quot;&amp;[.E16]&amp;&quot;,&quot;&amp;[.F16]&amp;&quot;,&quot;&amp;[.G16]&amp;[.H16]" office:value-type="string" office:string-value="{  Sulfur, 500, 2, 0, (-2,-1,0,1,2,3,4,5,6), (-2,0,2,4,6)}">
            <text:p>{ <text:s/>Sulfur, 500, 2, 0, (-2,-1,0,1,2,3,4,5,6), (-2,0,2,4,6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Chlorine</text:p>
          </table:table-cell>
          <table:table-cell office:value-type="string">
            <text:p><text:s/>1</text:p>
          </table:table-cell>
          <table:table-cell table:number-columns-repeated="2" office:value-type="string">
            <text:p><text:s/>0</text:p>
          </table:table-cell>
          <table:table-cell office:value-type="string">
            <text:p><text:s/>(-1,0,1,2,3,4,5,6,7)</text:p>
          </table:table-cell>
          <table:table-cell office:value-type="string">
            <text:p><text:s/>(-1,0,1,3,5,7)</text:p>
          </table:table-cell>
          <table:table-cell office:value-type="string">
            <text:p>}</text:p>
          </table:table-cell>
          <table:table-cell/>
          <table:table-cell table:formula="of:=[.A17]&amp;[.B17]&amp;&quot;,&quot;&amp;[.C17]&amp;&quot;,&quot;&amp;[.D17]&amp;&quot;,&quot;&amp;[.E17]&amp;&quot;,&quot;&amp;[.F17]&amp;&quot;,&quot;&amp;[.G17]&amp;[.H17]" office:value-type="string" office:string-value="{  Chlorine, 1, 0, 0, (-1,0,1,2,3,4,5,6,7), (-1,0,1,3,5,7)}">
            <text:p>{ <text:s/>Chlorine, 1, 0, 0, (-1,0,1,2,3,4,5,6,7), (-1,0,1,3,5,7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Argon</text:p>
          </table:table-cell>
          <table:table-cell office:value-type="string">
            <text:p><text:s/>200</text:p>
          </table:table-cell>
          <table:table-cell table:number-columns-repeated="2" office:value-type="string">
            <text:p><text:s/>0</text:p>
          </table:table-cell>
          <table:table-cell table:number-columns-repeated="2" office:value-type="string">
            <text:p><text:s/>(0)</text:p>
          </table:table-cell>
          <table:table-cell office:value-type="string">
            <text:p>}</text:p>
          </table:table-cell>
          <table:table-cell/>
          <table:table-cell table:formula="of:=[.A18]&amp;[.B18]&amp;&quot;,&quot;&amp;[.C18]&amp;&quot;,&quot;&amp;[.D18]&amp;&quot;,&quot;&amp;[.E18]&amp;&quot;,&quot;&amp;[.F18]&amp;&quot;,&quot;&amp;[.G18]&amp;[.H18]" office:value-type="string" office:string-value="{  Argon, 200, 0, 0, (0), (0)}">
            <text:p>{ <text:s/>Argon, 200, 0, 0, (0), (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Potassium</text:p>
          </table:table-cell>
          <table:table-cell office:value-type="string">
            <text:p><text:s/>3</text:p>
          </table:table-cell>
          <table:table-cell table:number-columns-repeated="2" office:value-type="string">
            <text:p><text:s/>0</text:p>
          </table:table-cell>
          <table:table-cell office:value-type="string">
            <text:p><text:s/>(-1,0,1)</text:p>
          </table:table-cell>
          <table:table-cell office:value-type="string">
            <text:p><text:s/>(0,1)</text:p>
          </table:table-cell>
          <table:table-cell office:value-type="string">
            <text:p>}</text:p>
          </table:table-cell>
          <table:table-cell/>
          <table:table-cell table:formula="of:=[.A19]&amp;[.B19]&amp;&quot;,&quot;&amp;[.C19]&amp;&quot;,&quot;&amp;[.D19]&amp;&quot;,&quot;&amp;[.E19]&amp;&quot;,&quot;&amp;[.F19]&amp;&quot;,&quot;&amp;[.G19]&amp;[.H19]" office:value-type="string" office:string-value="{  Potassium, 3, 0, 0, (-1,0,1), (0,1)}">
            <text:p>{ <text:s/>Potassium, 3, 0, 0, (-1,0,1), (0,1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Calcium</text:p>
          </table:table-cell>
          <table:table-cell office:value-type="string">
            <text:p><text:s/>70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0,1,2)</text:p>
          </table:table-cell>
          <table:table-cell office:value-type="string">
            <text:p><text:s/>(0,2)</text:p>
          </table:table-cell>
          <table:table-cell office:value-type="string">
            <text:p>}</text:p>
          </table:table-cell>
          <table:table-cell/>
          <table:table-cell table:formula="of:=[.A20]&amp;[.B20]&amp;&quot;,&quot;&amp;[.C20]&amp;&quot;,&quot;&amp;[.D20]&amp;&quot;,&quot;&amp;[.E20]&amp;&quot;,&quot;&amp;[.F20]&amp;&quot;,&quot;&amp;[.G20]&amp;[.H20]" office:value-type="string" office:string-value="{  Calcium, 70, 2, 0, (0,1,2), (0,2)}">
            <text:p>{ <text:s/>Calcium, 70, 2, 0, (0,1,2), (0,2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Scandium</text:p>
          </table:table-cell>
          <table:table-cell office:value-type="string">
            <text:p><text:s/>0.03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0,1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21]&amp;[.B21]&amp;&quot;,&quot;&amp;[.C21]&amp;&quot;,&quot;&amp;[.D21]&amp;&quot;,&quot;&amp;[.E21]&amp;&quot;,&quot;&amp;[.F21]&amp;&quot;,&quot;&amp;[.G21]&amp;[.H21]" office:value-type="string" office:string-value="{  Scandium, 0.03, 2, 0, (0,1,2,3), (0,3)}">
            <text:p>{ <text:s/>Scandium, 0.03, 2, 0, (0,1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Titanium</text:p>
          </table:table-cell>
          <table:table-cell office:value-type="string">
            <text:p><text:s/>3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-2,-1,0,1,2,3,4)</text:p>
          </table:table-cell>
          <table:table-cell office:value-type="string">
            <text:p><text:s/>(0,4)</text:p>
          </table:table-cell>
          <table:table-cell office:value-type="string">
            <text:p>}</text:p>
          </table:table-cell>
          <table:table-cell/>
          <table:table-cell table:formula="of:=[.A22]&amp;[.B22]&amp;&quot;,&quot;&amp;[.C22]&amp;&quot;,&quot;&amp;[.D22]&amp;&quot;,&quot;&amp;[.E22]&amp;&quot;,&quot;&amp;[.F22]&amp;&quot;,&quot;&amp;[.G22]&amp;[.H22]" office:value-type="string" office:string-value="{  Titanium, 3, 2, 0, (-2,-1,0,1,2,3,4), (0,4)}">
            <text:p>{ <text:s/>Titanium, 3, 2, 0, (-2,-1,0,1,2,3,4), (0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Vanadium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-3,-1,0,1,2,3,4,5)</text:p>
          </table:table-cell>
          <table:table-cell office:value-type="string">
            <text:p><text:s/>(0,5)</text:p>
          </table:table-cell>
          <table:table-cell office:value-type="string">
            <text:p>}</text:p>
          </table:table-cell>
          <table:table-cell/>
          <table:table-cell table:formula="of:=[.A23]&amp;[.B23]&amp;&quot;,&quot;&amp;[.C23]&amp;&quot;,&quot;&amp;[.D23]&amp;&quot;,&quot;&amp;[.E23]&amp;&quot;,&quot;&amp;[.F23]&amp;&quot;,&quot;&amp;[.G23]&amp;[.H23]" office:value-type="string" office:string-value="{  Vanadium, 1, 2, 0, (-3,-1,0,1,2,3,4,5), (0,5)}">
            <text:p>{ <text:s/>Vanadium, 1, 2, 0, (-3,-1,0,1,2,3,4,5), (0,5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Chromium</text:p>
          </table:table-cell>
          <table:table-cell office:value-type="string">
            <text:p><text:s/>15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-4,-2,-1,0,1,2,3,4,5,6)</text:p>
          </table:table-cell>
          <table:table-cell office:value-type="string">
            <text:p><text:s/>(0,3,6)</text:p>
          </table:table-cell>
          <table:table-cell office:value-type="string">
            <text:p>}</text:p>
          </table:table-cell>
          <table:table-cell/>
          <table:table-cell table:formula="of:=[.A24]&amp;[.B24]&amp;&quot;,&quot;&amp;[.C24]&amp;&quot;,&quot;&amp;[.D24]&amp;&quot;,&quot;&amp;[.E24]&amp;&quot;,&quot;&amp;[.F24]&amp;&quot;,&quot;&amp;[.G24]&amp;[.H24]" office:value-type="string" office:string-value="{  Chromium, 15, 2, 0, (-4,-2,-1,0,1,2,3,4,5,6), (0,3,6)}">
            <text:p>{ <text:s/>Chromium, 15, 2, 0, (-4,-2,-1,0,1,2,3,4,5,6), (0,3,6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Manganese</text:p>
          </table:table-cell>
          <table:table-cell office:value-type="string">
            <text:p><text:s/>8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-3,-2,-1,0,1,2,3,4,5,6,7)</text:p>
          </table:table-cell>
          <table:table-cell office:value-type="string">
            <text:p><text:s/>(0,2,4,7)</text:p>
          </table:table-cell>
          <table:table-cell office:value-type="string">
            <text:p>}</text:p>
          </table:table-cell>
          <table:table-cell/>
          <table:table-cell table:formula="of:=[.A25]&amp;[.B25]&amp;&quot;,&quot;&amp;[.C25]&amp;&quot;,&quot;&amp;[.D25]&amp;&quot;,&quot;&amp;[.E25]&amp;&quot;,&quot;&amp;[.F25]&amp;&quot;,&quot;&amp;[.G25]&amp;[.H25]" office:value-type="string" office:string-value="{  Manganese, 8, 2, 0, (-3,-2,-1,0,1,2,3,4,5,6,7), (0,2,4,7)}">
            <text:p>{ <text:s/>Manganese, 8, 2, 0, (-3,-2,-1,0,1,2,3,4,5,6,7), (0,2,4,7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Iron</text:p>
          </table:table-cell>
          <table:table-cell office:value-type="string">
            <text:p><text:s/>1100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-4,-2,-1,0,1,2,3,4,5,6)</text:p>
          </table:table-cell>
          <table:table-cell office:value-type="string">
            <text:p><text:s/>(0,2,3,6)</text:p>
          </table:table-cell>
          <table:table-cell office:value-type="string">
            <text:p>}</text:p>
          </table:table-cell>
          <table:table-cell/>
          <table:table-cell table:formula="of:=[.A26]&amp;[.B26]&amp;&quot;,&quot;&amp;[.C26]&amp;&quot;,&quot;&amp;[.D26]&amp;&quot;,&quot;&amp;[.E26]&amp;&quot;,&quot;&amp;[.F26]&amp;&quot;,&quot;&amp;[.G26]&amp;[.H26]" office:value-type="string" office:string-value="{  Iron, 1100, 2, 0, (-4,-2,-1,0,1,2,3,4,5,6), (0,2,3,6)}">
            <text:p>{ <text:s/>Iron, 1100, 2, 0, (-4,-2,-1,0,1,2,3,4,5,6), (0,2,3,6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Cobalt</text:p>
          </table:table-cell>
          <table:table-cell office:value-type="string">
            <text:p><text:s/>3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-3,-1,0,1,2,3,4,5)</text:p>
          </table:table-cell>
          <table:table-cell office:value-type="string">
            <text:p><text:s/>(0,2,3)</text:p>
          </table:table-cell>
          <table:table-cell office:value-type="string">
            <text:p>}</text:p>
          </table:table-cell>
          <table:table-cell/>
          <table:table-cell table:formula="of:=[.A27]&amp;[.B27]&amp;&quot;,&quot;&amp;[.C27]&amp;&quot;,&quot;&amp;[.D27]&amp;&quot;,&quot;&amp;[.E27]&amp;&quot;,&quot;&amp;[.F27]&amp;&quot;,&quot;&amp;[.G27]&amp;[.H27]" office:value-type="string" office:string-value="{  Cobalt, 3, 2, 0, (-3,-1,0,1,2,3,4,5), (0,2,3)}">
            <text:p>{ <text:s/>Cobalt, 3, 2, 0, (-3,-1,0,1,2,3,4,5), (0,2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Nickel</text:p>
          </table:table-cell>
          <table:table-cell office:value-type="string">
            <text:p><text:s/>60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-2,-1,0,1,2,3,4)</text:p>
          </table:table-cell>
          <table:table-cell office:value-type="string">
            <text:p><text:s/>(0,2)</text:p>
          </table:table-cell>
          <table:table-cell office:value-type="string">
            <text:p>}</text:p>
          </table:table-cell>
          <table:table-cell/>
          <table:table-cell table:formula="of:=[.A28]&amp;[.B28]&amp;&quot;,&quot;&amp;[.C28]&amp;&quot;,&quot;&amp;[.D28]&amp;&quot;,&quot;&amp;[.E28]&amp;&quot;,&quot;&amp;[.F28]&amp;&quot;,&quot;&amp;[.G28]&amp;[.H28]" office:value-type="string" office:string-value="{  Nickel, 60, 2, 0, (-2,-1,0,1,2,3,4), (0,2)}">
            <text:p>{ <text:s/>Nickel, 60, 2, 0, (-2,-1,0,1,2,3,4), (0,2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Copper</text:p>
          </table:table-cell>
          <table:table-cell office:value-type="string">
            <text:p><text:s/>0.06</text:p>
          </table:table-cell>
          <table:table-cell table:number-columns-repeated="2" office:value-type="string">
            <text:p><text:s/>0</text:p>
          </table:table-cell>
          <table:table-cell office:value-type="string">
            <text:p><text:s/>(-2,0,1,2,3,4)</text:p>
          </table:table-cell>
          <table:table-cell office:value-type="string">
            <text:p><text:s/>(0,2)</text:p>
          </table:table-cell>
          <table:table-cell office:value-type="string">
            <text:p>}</text:p>
          </table:table-cell>
          <table:table-cell/>
          <table:table-cell table:formula="of:=[.A29]&amp;[.B29]&amp;&quot;,&quot;&amp;[.C29]&amp;&quot;,&quot;&amp;[.D29]&amp;&quot;,&quot;&amp;[.E29]&amp;&quot;,&quot;&amp;[.F29]&amp;&quot;,&quot;&amp;[.G29]&amp;[.H29]" office:value-type="string" office:string-value="{  Copper, 0.06, 0, 0, (-2,0,1,2,3,4), (0,2)}">
            <text:p>{ <text:s/>Copper, 0.06, 0, 0, (-2,0,1,2,3,4), (0,2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Zinc</text:p>
          </table:table-cell>
          <table:table-cell office:value-type="string">
            <text:p><text:s/>0.3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-2,0,1,2)</text:p>
          </table:table-cell>
          <table:table-cell office:value-type="string">
            <text:p><text:s/>(0,2)</text:p>
          </table:table-cell>
          <table:table-cell office:value-type="string">
            <text:p>}</text:p>
          </table:table-cell>
          <table:table-cell/>
          <table:table-cell table:formula="of:=[.A30]&amp;[.B30]&amp;&quot;,&quot;&amp;[.C30]&amp;&quot;,&quot;&amp;[.D30]&amp;&quot;,&quot;&amp;[.E30]&amp;&quot;,&quot;&amp;[.F30]&amp;&quot;,&quot;&amp;[.G30]&amp;[.H30]" office:value-type="string" office:string-value="{  Zinc, 0.3, 2, 0, (-2,0,1,2), (0,2)}">
            <text:p>{ <text:s/>Zinc, 0.3, 2, 0, (-2,0,1,2), (0,2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Gallium</text:p>
          </table:table-cell>
          <table:table-cell office:value-type="string">
            <text:p><text:s/>0.01</text:p>
          </table:table-cell>
          <table:table-cell office:value-type="string">
            <text:p><text:s/>1</text:p>
          </table:table-cell>
          <table:table-cell office:value-type="string">
            <text:p><text:s/>0</text:p>
          </table:table-cell>
          <table:table-cell office:value-type="string">
            <text:p><text:s/>(-5,-4,-2,-1,0,1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31]&amp;[.B31]&amp;&quot;,&quot;&amp;[.C31]&amp;&quot;,&quot;&amp;[.D31]&amp;&quot;,&quot;&amp;[.E31]&amp;&quot;,&quot;&amp;[.F31]&amp;&quot;,&quot;&amp;[.G31]&amp;[.H31]" office:value-type="string" office:string-value="{  Gallium, 0.01, 1, 0, (-5,-4,-2,-1,0,1,2,3), (0,3)}">
            <text:p>{ <text:s/>Gallium, 0.01, 1, 0, (-5,-4,-2,-1,0,1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Germanium</text:p>
          </table:table-cell>
          <table:table-cell office:value-type="string">
            <text:p><text:s/>0.2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-4,-3,-2,-1,0,1,2,3,4)</text:p>
          </table:table-cell>
          <table:table-cell office:value-type="string">
            <text:p><text:s/>(-4,0,2,4)</text:p>
          </table:table-cell>
          <table:table-cell office:value-type="string">
            <text:p>}</text:p>
          </table:table-cell>
          <table:table-cell/>
          <table:table-cell table:formula="of:=[.A32]&amp;[.B32]&amp;&quot;,&quot;&amp;[.C32]&amp;&quot;,&quot;&amp;[.D32]&amp;&quot;,&quot;&amp;[.E32]&amp;&quot;,&quot;&amp;[.F32]&amp;&quot;,&quot;&amp;[.G32]&amp;[.H32]" office:value-type="string" office:string-value="{  Germanium, 0.2, 2, 0, (-4,-3,-2,-1,0,1,2,3,4), (-4,0,2,4)}">
            <text:p>{ <text:s/>Germanium, 0.2, 2, 0, (-4,-3,-2,-1,0,1,2,3,4), (-4,0,2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Arsenic</text:p>
          </table:table-cell>
          <table:table-cell office:value-type="string">
            <text:p><text:s/>0.008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-3,-2,-1,0,1,2,3,4,5)</text:p>
          </table:table-cell>
          <table:table-cell office:value-type="string">
            <text:p><text:s/>(-3,0,3,5)</text:p>
          </table:table-cell>
          <table:table-cell office:value-type="string">
            <text:p>}</text:p>
          </table:table-cell>
          <table:table-cell/>
          <table:table-cell table:formula="of:=[.A33]&amp;[.B33]&amp;&quot;,&quot;&amp;[.C33]&amp;&quot;,&quot;&amp;[.D33]&amp;&quot;,&quot;&amp;[.E33]&amp;&quot;,&quot;&amp;[.F33]&amp;&quot;,&quot;&amp;[.G33]&amp;[.H33]" office:value-type="string" office:string-value="{  Arsenic, 0.008, 2, 0, (-3,-2,-1,0,1,2,3,4,5), (-3,0,3,5)}">
            <text:p>{ <text:s/>Arsenic, 0.008, 2, 0, (-3,-2,-1,0,1,2,3,4,5), (-3,0,3,5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Selenium</text:p>
          </table:table-cell>
          <table:table-cell office:value-type="string">
            <text:p><text:s/>0.03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-2,-1,0,1,2,3,4,5,6)</text:p>
          </table:table-cell>
          <table:table-cell office:value-type="string">
            <text:p><text:s/>(-2,0,2,4,6)</text:p>
          </table:table-cell>
          <table:table-cell office:value-type="string">
            <text:p>}</text:p>
          </table:table-cell>
          <table:table-cell/>
          <table:table-cell table:formula="of:=[.A34]&amp;[.B34]&amp;&quot;,&quot;&amp;[.C34]&amp;&quot;,&quot;&amp;[.D34]&amp;&quot;,&quot;&amp;[.E34]&amp;&quot;,&quot;&amp;[.F34]&amp;&quot;,&quot;&amp;[.G34]&amp;[.H34]" office:value-type="string" office:string-value="{  Selenium, 0.03, 2, 0, (-2,-1,0,1,2,3,4,5,6), (-2,0,2,4,6)}">
            <text:p>{ <text:s/>Selenium, 0.03, 2, 0, (-2,-1,0,1,2,3,4,5,6), (-2,0,2,4,6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Bromine</text:p>
          </table:table-cell>
          <table:table-cell office:value-type="string">
            <text:p><text:s/>0.007</text:p>
          </table:table-cell>
          <table:table-cell office:value-type="string">
            <text:p><text:s/>1</text:p>
          </table:table-cell>
          <table:table-cell office:value-type="string">
            <text:p><text:s/>0</text:p>
          </table:table-cell>
          <table:table-cell office:value-type="string">
            <text:p><text:s/>(-1,0,1,3,4,5,7)</text:p>
          </table:table-cell>
          <table:table-cell office:value-type="string">
            <text:p><text:s/>(-1,0,1,3,5,7)</text:p>
          </table:table-cell>
          <table:table-cell office:value-type="string">
            <text:p>}</text:p>
          </table:table-cell>
          <table:table-cell/>
          <table:table-cell table:formula="of:=[.A35]&amp;[.B35]&amp;&quot;,&quot;&amp;[.C35]&amp;&quot;,&quot;&amp;[.D35]&amp;&quot;,&quot;&amp;[.E35]&amp;&quot;,&quot;&amp;[.F35]&amp;&quot;,&quot;&amp;[.G35]&amp;[.H35]" office:value-type="string" office:string-value="{  Bromine, 0.007, 1, 0, (-1,0,1,3,4,5,7), (-1,0,1,3,5,7)}">
            <text:p>{ <text:s/>Bromine, 0.007, 1, 0, (-1,0,1,3,4,5,7), (-1,0,1,3,5,7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Krypton</text:p>
          </table:table-cell>
          <table:table-cell office:value-type="string">
            <text:p><text:s/>0.04</text:p>
          </table:table-cell>
          <table:table-cell table:number-columns-repeated="2" office:value-type="string">
            <text:p><text:s/>0</text:p>
          </table:table-cell>
          <table:table-cell table:number-columns-repeated="2" office:value-type="string">
            <text:p><text:s/>(0,2)</text:p>
          </table:table-cell>
          <table:table-cell office:value-type="string">
            <text:p>}</text:p>
          </table:table-cell>
          <table:table-cell/>
          <table:table-cell table:formula="of:=[.A36]&amp;[.B36]&amp;&quot;,&quot;&amp;[.C36]&amp;&quot;,&quot;&amp;[.D36]&amp;&quot;,&quot;&amp;[.E36]&amp;&quot;,&quot;&amp;[.F36]&amp;&quot;,&quot;&amp;[.G36]&amp;[.H36]" office:value-type="string" office:string-value="{  Krypton, 0.04, 0, 0, (0,2), (0,2)}">
            <text:p>{ <text:s/>Krypton, 0.04, 0, 0, (0,2), (0,2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Rubidium</text:p>
          </table:table-cell>
          <table:table-cell office:value-type="string">
            <text:p><text:s/>0.01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-1,0,1)</text:p>
          </table:table-cell>
          <table:table-cell office:value-type="string">
            <text:p><text:s/>(0,1)</text:p>
          </table:table-cell>
          <table:table-cell office:value-type="string">
            <text:p>}</text:p>
          </table:table-cell>
          <table:table-cell/>
          <table:table-cell table:formula="of:=[.A37]&amp;[.B37]&amp;&quot;,&quot;&amp;[.C37]&amp;&quot;,&quot;&amp;[.D37]&amp;&quot;,&quot;&amp;[.E37]&amp;&quot;,&quot;&amp;[.F37]&amp;&quot;,&quot;&amp;[.G37]&amp;[.H37]" office:value-type="string" office:string-value="{  Rubidium, 0.01, 2, 0, (-1,0,1), (0,1)}">
            <text:p>{ <text:s/>Rubidium, 0.01, 2, 0, (-1,0,1), (0,1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Strontium</text:p>
          </table:table-cell>
          <table:table-cell office:value-type="string">
            <text:p><text:s/>0.04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0,1,2)</text:p>
          </table:table-cell>
          <table:table-cell office:value-type="string">
            <text:p><text:s/>(0,2)</text:p>
          </table:table-cell>
          <table:table-cell office:value-type="string">
            <text:p>}</text:p>
          </table:table-cell>
          <table:table-cell/>
          <table:table-cell table:formula="of:=[.A38]&amp;[.B38]&amp;&quot;,&quot;&amp;[.C38]&amp;&quot;,&quot;&amp;[.D38]&amp;&quot;,&quot;&amp;[.E38]&amp;&quot;,&quot;&amp;[.F38]&amp;&quot;,&quot;&amp;[.G38]&amp;[.H38]" office:value-type="string" office:string-value="{  Strontium, 0.04, 2, 0, (0,1,2), (0,2)}">
            <text:p>{ <text:s/>Strontium, 0.04, 2, 0, (0,1,2), (0,2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Yttrium</text:p>
          </table:table-cell>
          <table:table-cell office:value-type="string">
            <text:p><text:s/>0.007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0,1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39]&amp;[.B39]&amp;&quot;,&quot;&amp;[.C39]&amp;&quot;,&quot;&amp;[.D39]&amp;&quot;,&quot;&amp;[.E39]&amp;&quot;,&quot;&amp;[.F39]&amp;&quot;,&quot;&amp;[.G39]&amp;[.H39]" office:value-type="string" office:string-value="{  Yttrium, 0.007, 2, 0, (0,1,2,3), (0,3)}">
            <text:p>{ <text:s/>Yttrium, 0.007, 2, 0, (0,1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Zirconium</text:p>
          </table:table-cell>
          <table:table-cell office:value-type="string">
            <text:p><text:s/>0.05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-2,0,1,2,3,4)</text:p>
          </table:table-cell>
          <table:table-cell office:value-type="string">
            <text:p><text:s/>(0,4)</text:p>
          </table:table-cell>
          <table:table-cell office:value-type="string">
            <text:p>}</text:p>
          </table:table-cell>
          <table:table-cell/>
          <table:table-cell table:formula="of:=[.A40]&amp;[.B40]&amp;&quot;,&quot;&amp;[.C40]&amp;&quot;,&quot;&amp;[.D40]&amp;&quot;,&quot;&amp;[.E40]&amp;&quot;,&quot;&amp;[.F40]&amp;&quot;,&quot;&amp;[.G40]&amp;[.H40]" office:value-type="string" office:string-value="{  Zirconium, 0.05, 2, 0, (-2,0,1,2,3,4), (0,4)}">
            <text:p>{ <text:s/>Zirconium, 0.05, 2, 0, (-2,0,1,2,3,4), (0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Niobium</text:p>
          </table:table-cell>
          <table:table-cell office:value-type="string">
            <text:p><text:s/>0.002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-3,-1,0,1,2,3,4,5)</text:p>
          </table:table-cell>
          <table:table-cell office:value-type="string">
            <text:p><text:s/>(0,5)</text:p>
          </table:table-cell>
          <table:table-cell office:value-type="string">
            <text:p>}</text:p>
          </table:table-cell>
          <table:table-cell/>
          <table:table-cell table:formula="of:=[.A41]&amp;[.B41]&amp;&quot;,&quot;&amp;[.C41]&amp;&quot;,&quot;&amp;[.D41]&amp;&quot;,&quot;&amp;[.E41]&amp;&quot;,&quot;&amp;[.F41]&amp;&quot;,&quot;&amp;[.G41]&amp;[.H41]" office:value-type="string" office:string-value="{  Niobium, 0.002, 2, 0, (-3,-1,0,1,2,3,4,5), (0,5)}">
            <text:p>{ <text:s/>Niobium, 0.002, 2, 0, (-3,-1,0,1,2,3,4,5), (0,5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Molybdenum</text:p>
          </table:table-cell>
          <table:table-cell office:value-type="string">
            <text:p><text:s/>0.005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-4,-2,-1,0,1,2,3,4,5,6)</text:p>
          </table:table-cell>
          <table:table-cell office:value-type="string">
            <text:p><text:s/>(0,4,6)</text:p>
          </table:table-cell>
          <table:table-cell office:value-type="string">
            <text:p>}</text:p>
          </table:table-cell>
          <table:table-cell/>
          <table:table-cell table:formula="of:=[.A42]&amp;[.B42]&amp;&quot;,&quot;&amp;[.C42]&amp;&quot;,&quot;&amp;[.D42]&amp;&quot;,&quot;&amp;[.E42]&amp;&quot;,&quot;&amp;[.F42]&amp;&quot;,&quot;&amp;[.G42]&amp;[.H42]" office:value-type="string" office:string-value="{  Molybdenum, 0.005, 2, 0, (-4,-2,-1,0,1,2,3,4,5,6), (0,4,6)}">
            <text:p>{ <text:s/>Molybdenum, 0.005, 2, 0, (-4,-2,-1,0,1,2,3,4,5,6), (0,4,6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Technet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<text:s/>(-3,-1,0,1,2,3,4,5,6,7)</text:p>
          </table:table-cell>
          <table:table-cell office:value-type="string">
            <text:p><text:s/>(0,4,7)</text:p>
          </table:table-cell>
          <table:table-cell office:value-type="string">
            <text:p>}</text:p>
          </table:table-cell>
          <table:table-cell/>
          <table:table-cell table:formula="of:=[.A43]&amp;[.B43]&amp;&quot;,&quot;&amp;[.C43]&amp;&quot;,&quot;&amp;[.D43]&amp;&quot;,&quot;&amp;[.E43]&amp;&quot;,&quot;&amp;[.F43]&amp;&quot;,&quot;&amp;[.G43]&amp;[.H43]" office:value-type="string" office:string-value="{  Technetium, 0, 2, 1, (-3,-1,0,1,2,3,4,5,6,7), (0,4,7)}">
            <text:p>{ <text:s/>Technetium, 0, 2, 1, (-3,-1,0,1,2,3,4,5,6,7), (0,4,7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Ruthenium</text:p>
          </table:table-cell>
          <table:table-cell office:value-type="string">
            <text:p><text:s/>0.004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-4,-2,0,1,2,3,4,5,6,7,8)</text:p>
          </table:table-cell>
          <table:table-cell office:value-type="string">
            <text:p><text:s/>(0,2,3,4)</text:p>
          </table:table-cell>
          <table:table-cell office:value-type="string">
            <text:p>}</text:p>
          </table:table-cell>
          <table:table-cell/>
          <table:table-cell table:formula="of:=[.A44]&amp;[.B44]&amp;&quot;,&quot;&amp;[.C44]&amp;&quot;,&quot;&amp;[.D44]&amp;&quot;,&quot;&amp;[.E44]&amp;&quot;,&quot;&amp;[.F44]&amp;&quot;,&quot;&amp;[.G44]&amp;[.H44]" office:value-type="string" office:string-value="{  Ruthenium, 0.004, 2, 0, (-4,-2,0,1,2,3,4,5,6,7,8), (0,2,3,4)}">
            <text:p>{ <text:s/>Ruthenium, 0.004, 2, 0, (-4,-2,0,1,2,3,4,5,6,7,8), (0,2,3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Rhodium</text:p>
          </table:table-cell>
          <table:table-cell office:value-type="string">
            <text:p><text:s/>0.0006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-3,-1,0,1,2,3,4,5,6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45]&amp;[.B45]&amp;&quot;,&quot;&amp;[.C45]&amp;&quot;,&quot;&amp;[.D45]&amp;&quot;,&quot;&amp;[.E45]&amp;&quot;,&quot;&amp;[.F45]&amp;&quot;,&quot;&amp;[.G45]&amp;[.H45]" office:value-type="string" office:string-value="{  Rhodium, 0.0006, 2, 0, (-3,-1,0,1,2,3,4,5,6), (0,3)}">
            <text:p>{ <text:s/>Rhodium, 0.0006, 2, 0, (-3,-1,0,1,2,3,4,5,6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Palladium</text:p>
          </table:table-cell>
          <table:table-cell office:value-type="string">
            <text:p><text:s/>0.002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0,1,2,3,4,5,6)</text:p>
          </table:table-cell>
          <table:table-cell office:value-type="string">
            <text:p><text:s/>(0,2,4)</text:p>
          </table:table-cell>
          <table:table-cell office:value-type="string">
            <text:p>}</text:p>
          </table:table-cell>
          <table:table-cell/>
          <table:table-cell table:formula="of:=[.A46]&amp;[.B46]&amp;&quot;,&quot;&amp;[.C46]&amp;&quot;,&quot;&amp;[.D46]&amp;&quot;,&quot;&amp;[.E46]&amp;&quot;,&quot;&amp;[.F46]&amp;&quot;,&quot;&amp;[.G46]&amp;[.H46]" office:value-type="string" office:string-value="{  Palladium, 0.002, 2, 0, (0,1,2,3,4,5,6), (0,2,4)}">
            <text:p>{ <text:s/>Palladium, 0.002, 2, 0, (0,1,2,3,4,5,6), (0,2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Silver</text:p>
          </table:table-cell>
          <table:table-cell office:value-type="string">
            <text:p><text:s/>0.0006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-2,-1,0,1,2,3,4)</text:p>
          </table:table-cell>
          <table:table-cell office:value-type="string">
            <text:p><text:s/>(0,1)</text:p>
          </table:table-cell>
          <table:table-cell office:value-type="string">
            <text:p>}</text:p>
          </table:table-cell>
          <table:table-cell/>
          <table:table-cell table:formula="of:=[.A47]&amp;[.B47]&amp;&quot;,&quot;&amp;[.C47]&amp;&quot;,&quot;&amp;[.D47]&amp;&quot;,&quot;&amp;[.E47]&amp;&quot;,&quot;&amp;[.F47]&amp;&quot;,&quot;&amp;[.G47]&amp;[.H47]" office:value-type="string" office:string-value="{  Silver, 0.0006, 2, 0, (-2,-1,0,1,2,3,4), (0,1)}">
            <text:p>{ <text:s/>Silver, 0.0006, 2, 0, (-2,-1,0,1,2,3,4), (0,1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Cadmium</text:p>
          </table:table-cell>
          <table:table-cell office:value-type="string">
            <text:p><text:s/>0.002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-2,0,1,2)</text:p>
          </table:table-cell>
          <table:table-cell office:value-type="string">
            <text:p><text:s/>(0,2)</text:p>
          </table:table-cell>
          <table:table-cell office:value-type="string">
            <text:p>}</text:p>
          </table:table-cell>
          <table:table-cell/>
          <table:table-cell table:formula="of:=[.A48]&amp;[.B48]&amp;&quot;,&quot;&amp;[.C48]&amp;&quot;,&quot;&amp;[.D48]&amp;&quot;,&quot;&amp;[.E48]&amp;&quot;,&quot;&amp;[.F48]&amp;&quot;,&quot;&amp;[.G48]&amp;[.H48]" office:value-type="string" office:string-value="{  Cadmium, 0.002, 2, 0, (-2,0,1,2), (0,2)}">
            <text:p>{ <text:s/>Cadmium, 0.002, 2, 0, (-2,0,1,2), (0,2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Indium</text:p>
          </table:table-cell>
          <table:table-cell office:value-type="string">
            <text:p><text:s/>0.0003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-5,-2,-1,0,1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49]&amp;[.B49]&amp;&quot;,&quot;&amp;[.C49]&amp;&quot;,&quot;&amp;[.D49]&amp;&quot;,&quot;&amp;[.E49]&amp;&quot;,&quot;&amp;[.F49]&amp;&quot;,&quot;&amp;[.G49]&amp;[.H49]" office:value-type="string" office:string-value="{  Indium, 0.0003, 2, 0, (-5,-2,-1,0,1,2,3), (0,3)}">
            <text:p>{ <text:s/>Indium, 0.0003, 2, 0, (-5,-2,-1,0,1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Tin</text:p>
          </table:table-cell>
          <table:table-cell office:value-type="string">
            <text:p><text:s/>0.004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-4,-3,-2,-1,0,1,2,3,4)</text:p>
          </table:table-cell>
          <table:table-cell office:value-type="string">
            <text:p><text:s/>(-4,0,2,4)</text:p>
          </table:table-cell>
          <table:table-cell office:value-type="string">
            <text:p>}</text:p>
          </table:table-cell>
          <table:table-cell/>
          <table:table-cell table:formula="of:=[.A50]&amp;[.B50]&amp;&quot;,&quot;&amp;[.C50]&amp;&quot;,&quot;&amp;[.D50]&amp;&quot;,&quot;&amp;[.E50]&amp;&quot;,&quot;&amp;[.F50]&amp;&quot;,&quot;&amp;[.G50]&amp;[.H50]" office:value-type="string" office:string-value="{  Tin, 0.004, 2, 0, (-4,-3,-2,-1,0,1,2,3,4), (-4,0,2,4)}">
            <text:p>{ <text:s/>Tin, 0.004, 2, 0, (-4,-3,-2,-1,0,1,2,3,4), (-4,0,2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Antimony</text:p>
          </table:table-cell>
          <table:table-cell office:value-type="string">
            <text:p><text:s/>0.0004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-3,-2,-1,0,1,2,3,4,5)</text:p>
          </table:table-cell>
          <table:table-cell office:value-type="string">
            <text:p><text:s/>(-3,0,3,5)</text:p>
          </table:table-cell>
          <table:table-cell office:value-type="string">
            <text:p>}</text:p>
          </table:table-cell>
          <table:table-cell/>
          <table:table-cell table:formula="of:=[.A51]&amp;[.B51]&amp;&quot;,&quot;&amp;[.C51]&amp;&quot;,&quot;&amp;[.D51]&amp;&quot;,&quot;&amp;[.E51]&amp;&quot;,&quot;&amp;[.F51]&amp;&quot;,&quot;&amp;[.G51]&amp;[.H51]" office:value-type="string" office:string-value="{  Antimony, 0.0004, 2, 0, (-3,-2,-1,0,1,2,3,4,5), (-3,0,3,5)}">
            <text:p>{ <text:s/>Antimony, 0.0004, 2, 0, (-3,-2,-1,0,1,2,3,4,5), (-3,0,3,5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Tellurium</text:p>
          </table:table-cell>
          <table:table-cell office:value-type="string">
            <text:p><text:s/>0.009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-2,-1,0,1,2,3,4,5,6)</text:p>
          </table:table-cell>
          <table:table-cell office:value-type="string">
            <text:p><text:s/>(-2,0,2,4,6)</text:p>
          </table:table-cell>
          <table:table-cell office:value-type="string">
            <text:p>}</text:p>
          </table:table-cell>
          <table:table-cell/>
          <table:table-cell table:formula="of:=[.A52]&amp;[.B52]&amp;&quot;,&quot;&amp;[.C52]&amp;&quot;,&quot;&amp;[.D52]&amp;&quot;,&quot;&amp;[.E52]&amp;&quot;,&quot;&amp;[.F52]&amp;&quot;,&quot;&amp;[.G52]&amp;[.H52]" office:value-type="string" office:string-value="{  Tellurium, 0.009, 2, 0, (-2,-1,0,1,2,3,4,5,6), (-2,0,2,4,6)}">
            <text:p>{ <text:s/>Tellurium, 0.009, 2, 0, (-2,-1,0,1,2,3,4,5,6), (-2,0,2,4,6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Iodine</text:p>
          </table:table-cell>
          <table:table-cell office:value-type="string">
            <text:p><text:s/>0.001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-1,0,1,3,4,5,6,7)</text:p>
          </table:table-cell>
          <table:table-cell office:value-type="string">
            <text:p><text:s/>(-1,0,1,3,5,7)</text:p>
          </table:table-cell>
          <table:table-cell office:value-type="string">
            <text:p>}</text:p>
          </table:table-cell>
          <table:table-cell/>
          <table:table-cell table:formula="of:=[.A53]&amp;[.B53]&amp;&quot;,&quot;&amp;[.C53]&amp;&quot;,&quot;&amp;[.D53]&amp;&quot;,&quot;&amp;[.E53]&amp;&quot;,&quot;&amp;[.F53]&amp;&quot;,&quot;&amp;[.G53]&amp;[.H53]" office:value-type="string" office:string-value="{  Iodine, 0.001, 2, 0, (-1,0,1,3,4,5,6,7), (-1,0,1,3,5,7)}">
            <text:p>{ <text:s/>Iodine, 0.001, 2, 0, (-1,0,1,3,4,5,6,7), (-1,0,1,3,5,7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Xenon</text:p>
          </table:table-cell>
          <table:table-cell office:value-type="string">
            <text:p><text:s/>0.01</text:p>
          </table:table-cell>
          <table:table-cell table:number-columns-repeated="2" office:value-type="string">
            <text:p><text:s/>0</text:p>
          </table:table-cell>
          <table:table-cell office:value-type="string">
            <text:p><text:s/>(0,2,4,6,8)</text:p>
          </table:table-cell>
          <table:table-cell office:value-type="string">
            <text:p><text:s/>(0,2,4,6)</text:p>
          </table:table-cell>
          <table:table-cell office:value-type="string">
            <text:p>}</text:p>
          </table:table-cell>
          <table:table-cell/>
          <table:table-cell table:formula="of:=[.A54]&amp;[.B54]&amp;&quot;,&quot;&amp;[.C54]&amp;&quot;,&quot;&amp;[.D54]&amp;&quot;,&quot;&amp;[.E54]&amp;&quot;,&quot;&amp;[.F54]&amp;&quot;,&quot;&amp;[.G54]&amp;[.H54]" office:value-type="string" office:string-value="{  Xenon, 0.01, 0, 0, (0,2,4,6,8), (0,2,4,6)}">
            <text:p>{ <text:s/>Xenon, 0.01, 0, 0, (0,2,4,6,8), (0,2,4,6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Cesium</text:p>
          </table:table-cell>
          <table:table-cell office:value-type="string">
            <text:p><text:s/>0.0008</text:p>
          </table:table-cell>
          <table:table-cell office:value-type="string">
            <text:p><text:s/>1</text:p>
          </table:table-cell>
          <table:table-cell office:value-type="string">
            <text:p><text:s/>0</text:p>
          </table:table-cell>
          <table:table-cell office:value-type="string">
            <text:p><text:s/>(-1,0,1)</text:p>
          </table:table-cell>
          <table:table-cell office:value-type="string">
            <text:p><text:s/>(0,1)</text:p>
          </table:table-cell>
          <table:table-cell office:value-type="string">
            <text:p>}</text:p>
          </table:table-cell>
          <table:table-cell/>
          <table:table-cell table:formula="of:=[.A55]&amp;[.B55]&amp;&quot;,&quot;&amp;[.C55]&amp;&quot;,&quot;&amp;[.D55]&amp;&quot;,&quot;&amp;[.E55]&amp;&quot;,&quot;&amp;[.F55]&amp;&quot;,&quot;&amp;[.G55]&amp;[.H55]" office:value-type="string" office:string-value="{  Cesium, 0.0008, 1, 0, (-1,0,1), (0,1)}">
            <text:p>{ <text:s/>Cesium, 0.0008, 1, 0, (-1,0,1), (0,1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Barium</text:p>
          </table:table-cell>
          <table:table-cell office:value-type="string">
            <text:p><text:s/>0.01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0,1,2)</text:p>
          </table:table-cell>
          <table:table-cell office:value-type="string">
            <text:p><text:s/>(0,2)</text:p>
          </table:table-cell>
          <table:table-cell office:value-type="string">
            <text:p>}</text:p>
          </table:table-cell>
          <table:table-cell/>
          <table:table-cell table:formula="of:=[.A56]&amp;[.B56]&amp;&quot;,&quot;&amp;[.C56]&amp;&quot;,&quot;&amp;[.D56]&amp;&quot;,&quot;&amp;[.E56]&amp;&quot;,&quot;&amp;[.F56]&amp;&quot;,&quot;&amp;[.G56]&amp;[.H56]" office:value-type="string" office:string-value="{  Barium, 0.01, 2, 0, (0,1,2), (0,2)}">
            <text:p>{ <text:s/>Barium, 0.01, 2, 0, (0,1,2), (0,2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Lanthanum</text:p>
          </table:table-cell>
          <table:table-cell office:value-type="string">
            <text:p><text:s/>0.002 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0,1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57]&amp;[.B57]&amp;&quot;,&quot;&amp;[.C57]&amp;&quot;,&quot;&amp;[.D57]&amp;&quot;,&quot;&amp;[.E57]&amp;&quot;,&quot;&amp;[.F57]&amp;&quot;,&quot;&amp;[.G57]&amp;[.H57]" office:value-type="string" office:string-value="{  Lanthanum, 0.002 , 2, 0, (0,1,2,3), (0,3)}">
            <text:p>{ <text:s/>Lanthanum, 0.002 , 2, 0, (0,1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Cerium</text:p>
          </table:table-cell>
          <table:table-cell office:value-type="string">
            <text:p><text:s/>0.01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table:number-columns-repeated="2" office:value-type="string">
            <text:p><text:s/>(0,2,3,4)</text:p>
          </table:table-cell>
          <table:table-cell office:value-type="string">
            <text:p>}</text:p>
          </table:table-cell>
          <table:table-cell/>
          <table:table-cell table:formula="of:=[.A58]&amp;[.B58]&amp;&quot;,&quot;&amp;[.C58]&amp;&quot;,&quot;&amp;[.D58]&amp;&quot;,&quot;&amp;[.E58]&amp;&quot;,&quot;&amp;[.F58]&amp;&quot;,&quot;&amp;[.G58]&amp;[.H58]" office:value-type="string" office:string-value="{  Cerium, 0.01, 2, 0, (0,2,3,4), (0,2,3,4)}">
            <text:p>{ <text:s/>Cerium, 0.01, 2, 0, (0,2,3,4), (0,2,3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Praseodymium</text:p>
          </table:table-cell>
          <table:table-cell office:value-type="string">
            <text:p><text:s/>0.002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0,2,3,4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59]&amp;[.B59]&amp;&quot;,&quot;&amp;[.C59]&amp;&quot;,&quot;&amp;[.D59]&amp;&quot;,&quot;&amp;[.E59]&amp;&quot;,&quot;&amp;[.F59]&amp;&quot;,&quot;&amp;[.G59]&amp;[.H59]" office:value-type="string" office:string-value="{  Praseodymium, 0.002, 2, 0, (0,2,3,4), (0,3)}">
            <text:p>{ <text:s/>Praseodymium, 0.002, 2, 0, (0,2,3,4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Neodymium</text:p>
          </table:table-cell>
          <table:table-cell office:value-type="string">
            <text:p><text:s/>0.01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0,2,3,4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60]&amp;[.B60]&amp;&quot;,&quot;&amp;[.C60]&amp;&quot;,&quot;&amp;[.D60]&amp;&quot;,&quot;&amp;[.E60]&amp;&quot;,&quot;&amp;[.F60]&amp;&quot;,&quot;&amp;[.G60]&amp;[.H60]" office:value-type="string" office:string-value="{  Neodymium, 0.01, 2, 0, (0,2,3,4), (0,3)}">
            <text:p>{ <text:s/>Neodymium, 0.01, 2, 0, (0,2,3,4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Prometh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<text:s/>(0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61]&amp;[.B61]&amp;&quot;,&quot;&amp;[.C61]&amp;&quot;,&quot;&amp;[.D61]&amp;&quot;,&quot;&amp;[.E61]&amp;&quot;,&quot;&amp;[.F61]&amp;&quot;,&quot;&amp;[.G61]&amp;[.H61]" office:value-type="string" office:string-value="{  Promethium, 0, 2, 1, (0,2,3), (0,3)}">
            <text:p>{ <text:s/>Promethium, 0, 2, 1, (0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Samarium</text:p>
          </table:table-cell>
          <table:table-cell office:value-type="string">
            <text:p><text:s/>0.005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0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62]&amp;[.B62]&amp;&quot;,&quot;&amp;[.C62]&amp;&quot;,&quot;&amp;[.D62]&amp;&quot;,&quot;&amp;[.E62]&amp;&quot;,&quot;&amp;[.F62]&amp;&quot;,&quot;&amp;[.G62]&amp;[.H62]" office:value-type="string" office:string-value="{  Samarium, 0.005, 2, 0, (0,2,3), (0,3)}">
            <text:p>{ <text:s/>Samarium, 0.005, 2, 0, (0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Europium</text:p>
          </table:table-cell>
          <table:table-cell office:value-type="string">
            <text:p><text:s/>0.0005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table:number-columns-repeated="2" office:value-type="string">
            <text:p><text:s/>(0,2,3)</text:p>
          </table:table-cell>
          <table:table-cell office:value-type="string">
            <text:p>}</text:p>
          </table:table-cell>
          <table:table-cell/>
          <table:table-cell table:formula="of:=[.A63]&amp;[.B63]&amp;&quot;,&quot;&amp;[.C63]&amp;&quot;,&quot;&amp;[.D63]&amp;&quot;,&quot;&amp;[.E63]&amp;&quot;,&quot;&amp;[.F63]&amp;&quot;,&quot;&amp;[.G63]&amp;[.H63]" office:value-type="string" office:string-value="{  Europium, 0.0005, 2, 0, (0,2,3), (0,2,3)}">
            <text:p>{ <text:s/>Europium, 0.0005, 2, 0, (0,2,3), (0,2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Gadolinium</text:p>
          </table:table-cell>
          <table:table-cell office:value-type="string">
            <text:p><text:s/>0.002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0,1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64]&amp;[.B64]&amp;&quot;,&quot;&amp;[.C64]&amp;&quot;,&quot;&amp;[.D64]&amp;&quot;,&quot;&amp;[.E64]&amp;&quot;,&quot;&amp;[.F64]&amp;&quot;,&quot;&amp;[.G64]&amp;[.H64]" office:value-type="string" office:string-value="{  Gadolinium, 0.002, 2, 0, (0,1,2,3), (0,3)}">
            <text:p>{ <text:s/>Gadolinium, 0.002, 2, 0, (0,1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Terbium</text:p>
          </table:table-cell>
          <table:table-cell office:value-type="string">
            <text:p><text:s/>0.0005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0,1,2,3,4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65]&amp;[.B65]&amp;&quot;,&quot;&amp;[.C65]&amp;&quot;,&quot;&amp;[.D65]&amp;&quot;,&quot;&amp;[.E65]&amp;&quot;,&quot;&amp;[.F65]&amp;&quot;,&quot;&amp;[.G65]&amp;[.H65]" office:value-type="string" office:string-value="{  Terbium, 0.0005, 2, 0, (0,1,2,3,4), (0,3)}">
            <text:p>{ <text:s/>Terbium, 0.0005, 2, 0, (0,1,2,3,4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Dysprosium</text:p>
          </table:table-cell>
          <table:table-cell office:value-type="string">
            <text:p><text:s/>0.002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0,2,3,4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66]&amp;[.B66]&amp;&quot;,&quot;&amp;[.C66]&amp;&quot;,&quot;&amp;[.D66]&amp;&quot;,&quot;&amp;[.E66]&amp;&quot;,&quot;&amp;[.F66]&amp;&quot;,&quot;&amp;[.G66]&amp;[.H66]" office:value-type="string" office:string-value="{  Dysprosium, 0.002, 2, 0, (0,2,3,4), (0,3)}">
            <text:p>{ <text:s/>Dysprosium, 0.002, 2, 0, (0,2,3,4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Holmium</text:p>
          </table:table-cell>
          <table:table-cell office:value-type="string">
            <text:p><text:s/>0.0005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0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67]&amp;[.B67]&amp;&quot;,&quot;&amp;[.C67]&amp;&quot;,&quot;&amp;[.D67]&amp;&quot;,&quot;&amp;[.E67]&amp;&quot;,&quot;&amp;[.F67]&amp;&quot;,&quot;&amp;[.G67]&amp;[.H67]" office:value-type="string" office:string-value="{  Holmium, 0.0005, 2, 0, (0,2,3), (0,3)}">
            <text:p>{ <text:s/>Holmium, 0.0005, 2, 0, (0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Erbium</text:p>
          </table:table-cell>
          <table:table-cell office:value-type="string">
            <text:p><text:s/>0.002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0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68]&amp;[.B68]&amp;&quot;,&quot;&amp;[.C68]&amp;&quot;,&quot;&amp;[.D68]&amp;&quot;,&quot;&amp;[.E68]&amp;&quot;,&quot;&amp;[.F68]&amp;&quot;,&quot;&amp;[.G68]&amp;[.H68]" office:value-type="string" office:string-value="{  Erbium, 0.002, 2, 0, (0,2,3), (0,3)}">
            <text:p>{ <text:s/>Erbium, 0.002, 2, 0, (0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Thulium</text:p>
          </table:table-cell>
          <table:table-cell office:value-type="string">
            <text:p><text:s/>0.0001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0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69]&amp;[.B69]&amp;&quot;,&quot;&amp;[.C69]&amp;&quot;,&quot;&amp;[.D69]&amp;&quot;,&quot;&amp;[.E69]&amp;&quot;,&quot;&amp;[.F69]&amp;&quot;,&quot;&amp;[.G69]&amp;[.H69]" office:value-type="string" office:string-value="{  Thulium, 0.0001, 2, 0, (0,2,3), (0,3)}">
            <text:p>{ <text:s/>Thulium, 0.0001, 2, 0, (0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Ytterbium</text:p>
          </table:table-cell>
          <table:table-cell office:value-type="string">
            <text:p><text:s/>0.002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0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70]&amp;[.B70]&amp;&quot;,&quot;&amp;[.C70]&amp;&quot;,&quot;&amp;[.D70]&amp;&quot;,&quot;&amp;[.E70]&amp;&quot;,&quot;&amp;[.F70]&amp;&quot;,&quot;&amp;[.G70]&amp;[.H70]" office:value-type="string" office:string-value="{  Ytterbium, 0.002, 2, 0, (0,2,3), (0,3)}">
            <text:p>{ <text:s/>Ytterbium, 0.002, 2, 0, (0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Lutetium</text:p>
          </table:table-cell>
          <table:table-cell office:value-type="string">
            <text:p><text:s/>0.0001 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0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71]&amp;[.B71]&amp;&quot;,&quot;&amp;[.C71]&amp;&quot;,&quot;&amp;[.D71]&amp;&quot;,&quot;&amp;[.E71]&amp;&quot;,&quot;&amp;[.F71]&amp;&quot;,&quot;&amp;[.G71]&amp;[.H71]" office:value-type="string" office:string-value="{  Lutetium, 0.0001 , 2, 0, (0,2,3), (0,3)}">
            <text:p>{ <text:s/>Lutetium, 0.0001 , 2, 0, (0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Hafnium</text:p>
          </table:table-cell>
          <table:table-cell office:value-type="string">
            <text:p><text:s/>0.0007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-2,0,1,2,3,4)</text:p>
          </table:table-cell>
          <table:table-cell office:value-type="string">
            <text:p><text:s/>(0,4)</text:p>
          </table:table-cell>
          <table:table-cell office:value-type="string">
            <text:p>}</text:p>
          </table:table-cell>
          <table:table-cell/>
          <table:table-cell table:formula="of:=[.A72]&amp;[.B72]&amp;&quot;,&quot;&amp;[.C72]&amp;&quot;,&quot;&amp;[.D72]&amp;&quot;,&quot;&amp;[.E72]&amp;&quot;,&quot;&amp;[.F72]&amp;&quot;,&quot;&amp;[.G72]&amp;[.H72]" office:value-type="string" office:string-value="{  Hafnium, 0.0007, 2, 0, (-2,0,1,2,3,4), (0,4)}">
            <text:p>{ <text:s/>Hafnium, 0.0007, 2, 0, (-2,0,1,2,3,4), (0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Tantalum</text:p>
          </table:table-cell>
          <table:table-cell office:value-type="string">
            <text:p><text:s/>0.00008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-3,-1,0,1,2,3,4,5)</text:p>
          </table:table-cell>
          <table:table-cell office:value-type="string">
            <text:p><text:s/>(0,5)</text:p>
          </table:table-cell>
          <table:table-cell office:value-type="string">
            <text:p>}</text:p>
          </table:table-cell>
          <table:table-cell/>
          <table:table-cell table:formula="of:=[.A73]&amp;[.B73]&amp;&quot;,&quot;&amp;[.C73]&amp;&quot;,&quot;&amp;[.D73]&amp;&quot;,&quot;&amp;[.E73]&amp;&quot;,&quot;&amp;[.F73]&amp;&quot;,&quot;&amp;[.G73]&amp;[.H73]" office:value-type="string" office:string-value="{  Tantalum, 0.00008, 2, 0, (-3,-1,0,1,2,3,4,5), (0,5)}">
            <text:p>{ <text:s/>Tantalum, 0.00008, 2, 0, (-3,-1,0,1,2,3,4,5), (0,5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Tungsten</text:p>
          </table:table-cell>
          <table:table-cell office:value-type="string">
            <text:p><text:s/>0.0005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-4,-2,-1,0,1,2,3,4,5,6)</text:p>
          </table:table-cell>
          <table:table-cell office:value-type="string">
            <text:p><text:s/>(0,4,6)</text:p>
          </table:table-cell>
          <table:table-cell office:value-type="string">
            <text:p>}</text:p>
          </table:table-cell>
          <table:table-cell/>
          <table:table-cell table:formula="of:=[.A74]&amp;[.B74]&amp;&quot;,&quot;&amp;[.C74]&amp;&quot;,&quot;&amp;[.D74]&amp;&quot;,&quot;&amp;[.E74]&amp;&quot;,&quot;&amp;[.F74]&amp;&quot;,&quot;&amp;[.G74]&amp;[.H74]" office:value-type="string" office:string-value="{  Tungsten, 0.0005, 2, 0, (-4,-2,-1,0,1,2,3,4,5,6), (0,4,6)}">
            <text:p>{ <text:s/>Tungsten, 0.0005, 2, 0, (-4,-2,-1,0,1,2,3,4,5,6), (0,4,6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Rhenium</text:p>
          </table:table-cell>
          <table:table-cell office:value-type="string">
            <text:p><text:s/>0.0002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-3,-1,0,1,2,3,4,5,6,7)</text:p>
          </table:table-cell>
          <table:table-cell office:value-type="string">
            <text:p><text:s/>(0,4)</text:p>
          </table:table-cell>
          <table:table-cell office:value-type="string">
            <text:p>}</text:p>
          </table:table-cell>
          <table:table-cell/>
          <table:table-cell table:formula="of:=[.A75]&amp;[.B75]&amp;&quot;,&quot;&amp;[.C75]&amp;&quot;,&quot;&amp;[.D75]&amp;&quot;,&quot;&amp;[.E75]&amp;&quot;,&quot;&amp;[.F75]&amp;&quot;,&quot;&amp;[.G75]&amp;[.H75]" office:value-type="string" office:string-value="{  Rhenium, 0.0002, 2, 0, (-3,-1,0,1,2,3,4,5,6,7), (0,4)}">
            <text:p>{ <text:s/>Rhenium, 0.0002, 2, 0, (-3,-1,0,1,2,3,4,5,6,7), (0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Osmium</text:p>
          </table:table-cell>
          <table:table-cell office:value-type="string">
            <text:p><text:s/>0.003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-4,-2,-1,0,1,2,3,4,5,6,7,8)</text:p>
          </table:table-cell>
          <table:table-cell office:value-type="string">
            <text:p><text:s/>(0,4)</text:p>
          </table:table-cell>
          <table:table-cell office:value-type="string">
            <text:p>}</text:p>
          </table:table-cell>
          <table:table-cell/>
          <table:table-cell table:formula="of:=[.A76]&amp;[.B76]&amp;&quot;,&quot;&amp;[.C76]&amp;&quot;,&quot;&amp;[.D76]&amp;&quot;,&quot;&amp;[.E76]&amp;&quot;,&quot;&amp;[.F76]&amp;&quot;,&quot;&amp;[.G76]&amp;[.H76]" office:value-type="string" office:string-value="{  Osmium, 0.003, 2, 0, (-4,-2,-1,0,1,2,3,4,5,6,7,8), (0,4)}">
            <text:p>{ <text:s/>Osmium, 0.003, 2, 0, (-4,-2,-1,0,1,2,3,4,5,6,7,8), (0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Iridium</text:p>
          </table:table-cell>
          <table:table-cell office:value-type="string">
            <text:p><text:s/>0.002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-3,-1,0,1,2,3,4,5,6,7,8,9)</text:p>
          </table:table-cell>
          <table:table-cell office:value-type="string">
            <text:p><text:s/>(0,3,4)</text:p>
          </table:table-cell>
          <table:table-cell office:value-type="string">
            <text:p>}</text:p>
          </table:table-cell>
          <table:table-cell/>
          <table:table-cell table:formula="of:=[.A77]&amp;[.B77]&amp;&quot;,&quot;&amp;[.C77]&amp;&quot;,&quot;&amp;[.D77]&amp;&quot;,&quot;&amp;[.E77]&amp;&quot;,&quot;&amp;[.F77]&amp;&quot;,&quot;&amp;[.G77]&amp;[.H77]" office:value-type="string" office:string-value="{  Iridium, 0.002, 2, 0, (-3,-1,0,1,2,3,4,5,6,7,8,9), (0,3,4)}">
            <text:p>{ <text:s/>Iridium, 0.002, 2, 0, (-3,-1,0,1,2,3,4,5,6,7,8,9), (0,3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Platinum</text:p>
          </table:table-cell>
          <table:table-cell office:value-type="string">
            <text:p><text:s/>0.005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-3,-2,-1,0,1,2,3,4,5,6)</text:p>
          </table:table-cell>
          <table:table-cell office:value-type="string">
            <text:p><text:s/>(0,2,4)</text:p>
          </table:table-cell>
          <table:table-cell office:value-type="string">
            <text:p>}</text:p>
          </table:table-cell>
          <table:table-cell/>
          <table:table-cell table:formula="of:=[.A78]&amp;[.B78]&amp;&quot;,&quot;&amp;[.C78]&amp;&quot;,&quot;&amp;[.D78]&amp;&quot;,&quot;&amp;[.E78]&amp;&quot;,&quot;&amp;[.F78]&amp;&quot;,&quot;&amp;[.G78]&amp;[.H78]" office:value-type="string" office:string-value="{  Platinum, 0.005, 2, 0, (-3,-2,-1,0,1,2,3,4,5,6), (0,2,4)}">
            <text:p>{ <text:s/>Platinum, 0.005, 2, 0, (-3,-2,-1,0,1,2,3,4,5,6), (0,2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Gold</text:p>
          </table:table-cell>
          <table:table-cell office:value-type="string">
            <text:p><text:s/>0.0006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-3,-2,-1,0,1,2,3,5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79]&amp;[.B79]&amp;&quot;,&quot;&amp;[.C79]&amp;&quot;,&quot;&amp;[.D79]&amp;&quot;,&quot;&amp;[.E79]&amp;&quot;,&quot;&amp;[.F79]&amp;&quot;,&quot;&amp;[.G79]&amp;[.H79]" office:value-type="string" office:string-value="{  Gold, 0.0006, 2, 0, (-3,-2,-1,0,1,2,3,5), (0,3)}">
            <text:p>{ <text:s/>Gold, 0.0006, 2, 0, (-3,-2,-1,0,1,2,3,5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Mercury</text:p>
          </table:table-cell>
          <table:table-cell office:value-type="string">
            <text:p><text:s/>0.001</text:p>
          </table:table-cell>
          <table:table-cell office:value-type="string">
            <text:p><text:s/>1</text:p>
          </table:table-cell>
          <table:table-cell office:value-type="string">
            <text:p><text:s/>0</text:p>
          </table:table-cell>
          <table:table-cell office:value-type="string">
            <text:p><text:s/>(-2,0,1,2)</text:p>
          </table:table-cell>
          <table:table-cell office:value-type="string">
            <text:p><text:s/>(0,1,2)</text:p>
          </table:table-cell>
          <table:table-cell office:value-type="string">
            <text:p>}</text:p>
          </table:table-cell>
          <table:table-cell/>
          <table:table-cell table:formula="of:=[.A80]&amp;[.B80]&amp;&quot;,&quot;&amp;[.C80]&amp;&quot;,&quot;&amp;[.D80]&amp;&quot;,&quot;&amp;[.E80]&amp;&quot;,&quot;&amp;[.F80]&amp;&quot;,&quot;&amp;[.G80]&amp;[.H80]" office:value-type="string" office:string-value="{  Mercury, 0.001, 1, 0, (-2,0,1,2), (0,1,2)}">
            <text:p>{ <text:s/>Mercury, 0.001, 1, 0, (-2,0,1,2), (0,1,2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Thallium</text:p>
          </table:table-cell>
          <table:table-cell office:value-type="string">
            <text:p><text:s/>0.0005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-5,-2,-1,0,1,2,3)</text:p>
          </table:table-cell>
          <table:table-cell office:value-type="string">
            <text:p><text:s/>(0,1,3)</text:p>
          </table:table-cell>
          <table:table-cell office:value-type="string">
            <text:p>}</text:p>
          </table:table-cell>
          <table:table-cell/>
          <table:table-cell table:formula="of:=[.A81]&amp;[.B81]&amp;&quot;,&quot;&amp;[.C81]&amp;&quot;,&quot;&amp;[.D81]&amp;&quot;,&quot;&amp;[.E81]&amp;&quot;,&quot;&amp;[.F81]&amp;&quot;,&quot;&amp;[.G81]&amp;[.H81]" office:value-type="string" office:string-value="{  Thallium, 0.0005, 2, 0, (-5,-2,-1,0,1,2,3), (0,1,3)}">
            <text:p>{ <text:s/>Thallium, 0.0005, 2, 0, (-5,-2,-1,0,1,2,3), (0,1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Lead</text:p>
          </table:table-cell>
          <table:table-cell office:value-type="string">
            <text:p><text:s/>0.01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<text:s/>(-4,-2,-1,0,1,2,3,4)</text:p>
          </table:table-cell>
          <table:table-cell office:value-type="string">
            <text:p><text:s/>(0,2,4)</text:p>
          </table:table-cell>
          <table:table-cell office:value-type="string">
            <text:p>}</text:p>
          </table:table-cell>
          <table:table-cell/>
          <table:table-cell table:formula="of:=[.A82]&amp;[.B82]&amp;&quot;,&quot;&amp;[.C82]&amp;&quot;,&quot;&amp;[.D82]&amp;&quot;,&quot;&amp;[.E82]&amp;&quot;,&quot;&amp;[.F82]&amp;&quot;,&quot;&amp;[.G82]&amp;[.H82]" office:value-type="string" office:string-value="{  Lead, 0.01, 2, 0, (-4,-2,-1,0,1,2,3,4), (0,2,4)}">
            <text:p>{ <text:s/>Lead, 0.01, 2, 0, (-4,-2,-1,0,1,2,3,4), (0,2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Bismuth</text:p>
          </table:table-cell>
          <table:table-cell office:value-type="string">
            <text:p><text:s/>0.0007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<text:s/>(-3,-2,-1,0,1,2,3,4,5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83]&amp;[.B83]&amp;&quot;,&quot;&amp;[.C83]&amp;&quot;,&quot;&amp;[.D83]&amp;&quot;,&quot;&amp;[.E83]&amp;&quot;,&quot;&amp;[.F83]&amp;&quot;,&quot;&amp;[.G83]&amp;[.H83]" office:value-type="string" office:string-value="{  Bismuth, 0.0007, 2, 1, (-3,-2,-1,0,1,2,3,4,5), (0,3)}">
            <text:p>{ <text:s/>Bismuth, 0.0007, 2, 1, (-3,-2,-1,0,1,2,3,4,5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Polon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<text:s/>(-2,0,2,4,5,6)</text:p>
          </table:table-cell>
          <table:table-cell office:value-type="string">
            <text:p><text:s/>(-2,0,2,4)</text:p>
          </table:table-cell>
          <table:table-cell office:value-type="string">
            <text:p>}</text:p>
          </table:table-cell>
          <table:table-cell/>
          <table:table-cell table:formula="of:=[.A84]&amp;[.B84]&amp;&quot;,&quot;&amp;[.C84]&amp;&quot;,&quot;&amp;[.D84]&amp;&quot;,&quot;&amp;[.E84]&amp;&quot;,&quot;&amp;[.F84]&amp;&quot;,&quot;&amp;[.G84]&amp;[.H84]" office:value-type="string" office:string-value="{  Polonium, 0, 2, 1, (-2,0,2,4,5,6), (-2,0,2,4)}">
            <text:p>{ <text:s/>Polonium, 0, 2, 1, (-2,0,2,4,5,6), (-2,0,2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Astatine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<text:s/>(-1,0,1,3,5,7)</text:p>
          </table:table-cell>
          <table:table-cell office:value-type="string">
            <text:p><text:s/>(-1,0,1)</text:p>
          </table:table-cell>
          <table:table-cell office:value-type="string">
            <text:p>}</text:p>
          </table:table-cell>
          <table:table-cell/>
          <table:table-cell table:formula="of:=[.A85]&amp;[.B85]&amp;&quot;,&quot;&amp;[.C85]&amp;&quot;,&quot;&amp;[.D85]&amp;&quot;,&quot;&amp;[.E85]&amp;&quot;,&quot;&amp;[.F85]&amp;&quot;,&quot;&amp;[.G85]&amp;[.H85]" office:value-type="string" office:string-value="{  Astatine, 0, 2, 1, (-1,0,1,3,5,7), (-1,0,1)}">
            <text:p>{ <text:s/>Astatine, 0, 2, 1, (-1,0,1,3,5,7), (-1,0,1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Radon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<text:s/>(0,2,6)</text:p>
          </table:table-cell>
          <table:table-cell office:value-type="string">
            <text:p><text:s/>(0,2)</text:p>
          </table:table-cell>
          <table:table-cell office:value-type="string">
            <text:p>}</text:p>
          </table:table-cell>
          <table:table-cell/>
          <table:table-cell table:formula="of:=[.A86]&amp;[.B86]&amp;&quot;,&quot;&amp;[.C86]&amp;&quot;,&quot;&amp;[.D86]&amp;&quot;,&quot;&amp;[.E86]&amp;&quot;,&quot;&amp;[.F86]&amp;&quot;,&quot;&amp;[.G86]&amp;[.H86]" office:value-type="string" office:string-value="{  Radon, 0, 2, 1, (0,2,6), (0,2)}">
            <text:p>{ <text:s/>Radon, 0, 2, 1, (0,2,6), (0,2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Francium</text:p>
          </table:table-cell>
          <table:table-cell office:value-type="string">
            <text:p><text:s/>0</text:p>
          </table:table-cell>
          <table:table-cell table:number-columns-repeated="2" office:value-type="string">
            <text:p><text:s/>1</text:p>
          </table:table-cell>
          <table:table-cell table:number-columns-repeated="2" office:value-type="string">
            <text:p><text:s/>(0,1)</text:p>
          </table:table-cell>
          <table:table-cell office:value-type="string">
            <text:p>}</text:p>
          </table:table-cell>
          <table:table-cell/>
          <table:table-cell table:formula="of:=[.A87]&amp;[.B87]&amp;&quot;,&quot;&amp;[.C87]&amp;&quot;,&quot;&amp;[.D87]&amp;&quot;,&quot;&amp;[.E87]&amp;&quot;,&quot;&amp;[.F87]&amp;&quot;,&quot;&amp;[.G87]&amp;[.H87]" office:value-type="string" office:string-value="{  Francium, 0, 1, 1, (0,1), (0,1)}">
            <text:p>{ <text:s/>Francium, 0, 1, 1, (0,1), (0,1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Rad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table:number-columns-repeated="2" office:value-type="string">
            <text:p><text:s/>(0,2)</text:p>
          </table:table-cell>
          <table:table-cell office:value-type="string">
            <text:p>}</text:p>
          </table:table-cell>
          <table:table-cell/>
          <table:table-cell table:formula="of:=[.A88]&amp;[.B88]&amp;&quot;,&quot;&amp;[.C88]&amp;&quot;,&quot;&amp;[.D88]&amp;&quot;,&quot;&amp;[.E88]&amp;&quot;,&quot;&amp;[.F88]&amp;&quot;,&quot;&amp;[.G88]&amp;[.H88]" office:value-type="string" office:string-value="{  Radium, 0, 2, 1, (0,2), (0,2)}">
            <text:p>{ <text:s/>Radium, 0, 2, 1, (0,2), (0,2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Actin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<text:s/>(0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89]&amp;[.B89]&amp;&quot;,&quot;&amp;[.C89]&amp;&quot;,&quot;&amp;[.D89]&amp;&quot;,&quot;&amp;[.E89]&amp;&quot;,&quot;&amp;[.F89]&amp;&quot;,&quot;&amp;[.G89]&amp;[.H89]" office:value-type="string" office:string-value="{  Actinium, 0, 2, 1, (0,2,3), (0,3)}">
            <text:p>{ <text:s/>Actinium, 0, 2, 1, (0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Thorium</text:p>
          </table:table-cell>
          <table:table-cell office:value-type="string">
            <text:p><text:s/>0.0004 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<text:s/>(0,1,2,3,4)</text:p>
          </table:table-cell>
          <table:table-cell office:value-type="string">
            <text:p><text:s/>(0,4)</text:p>
          </table:table-cell>
          <table:table-cell office:value-type="string">
            <text:p>}</text:p>
          </table:table-cell>
          <table:table-cell/>
          <table:table-cell table:formula="of:=[.A90]&amp;[.B90]&amp;&quot;,&quot;&amp;[.C90]&amp;&quot;,&quot;&amp;[.D90]&amp;&quot;,&quot;&amp;[.E90]&amp;&quot;,&quot;&amp;[.F90]&amp;&quot;,&quot;&amp;[.G90]&amp;[.H90]" office:value-type="string" office:string-value="{  Thorium, 0.0004 , 2, 1, (0,1,2,3,4), (0,4)}">
            <text:p>{ <text:s/>Thorium, 0.0004 , 2, 1, (0,1,2,3,4), (0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Protactin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<text:s/>(0,2,3,4,5)</text:p>
          </table:table-cell>
          <table:table-cell office:value-type="string">
            <text:p><text:s/>(0,5)</text:p>
          </table:table-cell>
          <table:table-cell office:value-type="string">
            <text:p>}</text:p>
          </table:table-cell>
          <table:table-cell/>
          <table:table-cell table:formula="of:=[.A91]&amp;[.B91]&amp;&quot;,&quot;&amp;[.C91]&amp;&quot;,&quot;&amp;[.D91]&amp;&quot;,&quot;&amp;[.E91]&amp;&quot;,&quot;&amp;[.F91]&amp;&quot;,&quot;&amp;[.G91]&amp;[.H91]" office:value-type="string" office:string-value="{  Protactinium, 0, 2, 1, (0,2,3,4,5), (0,5)}">
            <text:p>{ <text:s/>Protactinium, 0, 2, 1, (0,2,3,4,5), (0,5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Uranium</text:p>
          </table:table-cell>
          <table:table-cell office:value-type="string">
            <text:p><text:s/>0.0002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<text:s/>(0,1,2,3,4,5,6)</text:p>
          </table:table-cell>
          <table:table-cell office:value-type="string">
            <text:p><text:s/>(0,4,6)</text:p>
          </table:table-cell>
          <table:table-cell office:value-type="string">
            <text:p>}</text:p>
          </table:table-cell>
          <table:table-cell/>
          <table:table-cell table:formula="of:=[.A92]&amp;[.B92]&amp;&quot;,&quot;&amp;[.C92]&amp;&quot;,&quot;&amp;[.D92]&amp;&quot;,&quot;&amp;[.E92]&amp;&quot;,&quot;&amp;[.F92]&amp;&quot;,&quot;&amp;[.G92]&amp;[.H92]" office:value-type="string" office:string-value="{  Uranium, 0.0002, 2, 1, (0,1,2,3,4,5,6), (0,4,6)}">
            <text:p>{ <text:s/>Uranium, 0.0002, 2, 1, (0,1,2,3,4,5,6), (0,4,6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Neptun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<text:s/>(0,2,3,4,5,6,7)</text:p>
          </table:table-cell>
          <table:table-cell office:value-type="string">
            <text:p><text:s/>(0,5)</text:p>
          </table:table-cell>
          <table:table-cell office:value-type="string">
            <text:p>}</text:p>
          </table:table-cell>
          <table:table-cell/>
          <table:table-cell table:formula="of:=[.A93]&amp;[.B93]&amp;&quot;,&quot;&amp;[.C93]&amp;&quot;,&quot;&amp;[.D93]&amp;&quot;,&quot;&amp;[.E93]&amp;&quot;,&quot;&amp;[.F93]&amp;&quot;,&quot;&amp;[.G93]&amp;[.H93]" office:value-type="string" office:string-value="{  Neptunium, 0, 2, 1, (0,2,3,4,5,6,7), (0,5)}">
            <text:p>{ <text:s/>Neptunium, 0, 2, 1, (0,2,3,4,5,6,7), (0,5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Pluton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<text:s/>(0,1,2,3,4,5,6,7,8)</text:p>
          </table:table-cell>
          <table:table-cell office:value-type="string">
            <text:p><text:s/>(0,4)</text:p>
          </table:table-cell>
          <table:table-cell office:value-type="string">
            <text:p>}</text:p>
          </table:table-cell>
          <table:table-cell/>
          <table:table-cell table:formula="of:=[.A94]&amp;[.B94]&amp;&quot;,&quot;&amp;[.C94]&amp;&quot;,&quot;&amp;[.D94]&amp;&quot;,&quot;&amp;[.E94]&amp;&quot;,&quot;&amp;[.F94]&amp;&quot;,&quot;&amp;[.G94]&amp;[.H94]" office:value-type="string" office:string-value="{  Plutonium, 0, 2, 1, (0,1,2,3,4,5,6,7,8), (0,4)}">
            <text:p>{ <text:s/>Plutonium, 0, 2, 1, (0,1,2,3,4,5,6,7,8), (0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Americ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<text:s/>(0,2,3,4,5,6,7,8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95]&amp;[.B95]&amp;&quot;,&quot;&amp;[.C95]&amp;&quot;,&quot;&amp;[.D95]&amp;&quot;,&quot;&amp;[.E95]&amp;&quot;,&quot;&amp;[.F95]&amp;&quot;,&quot;&amp;[.G95]&amp;[.H95]" office:value-type="string" office:string-value="{  Americium, 0, 2, 1, (0,2,3,4,5,6,7,8), (0,3)}">
            <text:p>{ <text:s/>Americium, 0, 2, 1, (0,2,3,4,5,6,7,8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Curium</text:p>
          </table:table-cell>
          <table:table-cell office:value-type="string">
            <text:p><text:s/>0 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<text:s/>(0,2,3,4,6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96]&amp;[.B96]&amp;&quot;,&quot;&amp;[.C96]&amp;&quot;,&quot;&amp;[.D96]&amp;&quot;,&quot;&amp;[.E96]&amp;&quot;,&quot;&amp;[.F96]&amp;&quot;,&quot;&amp;[.G96]&amp;[.H96]" office:value-type="string" office:string-value="{  Curium, 0 , 2, 1, (0,2,3,4,6), (0,3)}">
            <text:p>{ <text:s/>Curium, 0 , 2, 1, (0,2,3,4,6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Berkel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<text:s/>(0,2,3,4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97]&amp;[.B97]&amp;&quot;,&quot;&amp;[.C97]&amp;&quot;,&quot;&amp;[.D97]&amp;&quot;,&quot;&amp;[.E97]&amp;&quot;,&quot;&amp;[.F97]&amp;&quot;,&quot;&amp;[.G97]&amp;[.H97]" office:value-type="string" office:string-value="{  Berkelium, 0, 2, 1, (0,2,3,4), (0,3)}">
            <text:p>{ <text:s/>Berkelium, 0, 2, 1, (0,2,3,4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Californ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<text:s/>(0,2,3,4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98]&amp;[.B98]&amp;&quot;,&quot;&amp;[.C98]&amp;&quot;,&quot;&amp;[.D98]&amp;&quot;,&quot;&amp;[.E98]&amp;&quot;,&quot;&amp;[.F98]&amp;&quot;,&quot;&amp;[.G98]&amp;[.H98]" office:value-type="string" office:string-value="{  Californium, 0, 2, 1, (0,2,3,4), (0,3)}">
            <text:p>{ <text:s/>Californium, 0, 2, 1, (0,2,3,4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Einstein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<text:s/>(0,2,3,4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99]&amp;[.B99]&amp;&quot;,&quot;&amp;[.C99]&amp;&quot;,&quot;&amp;[.D99]&amp;&quot;,&quot;&amp;[.E99]&amp;&quot;,&quot;&amp;[.F99]&amp;&quot;,&quot;&amp;[.G99]&amp;[.H99]" office:value-type="string" office:string-value="{  Einsteinium, 0, 2, 1, (0,2,3,4), (0,3)}">
            <text:p>{ <text:s/>Einsteinium, 0, 2, 1, (0,2,3,4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Ferm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<text:s/>(0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100]&amp;[.B100]&amp;&quot;,&quot;&amp;[.C100]&amp;&quot;,&quot;&amp;[.D100]&amp;&quot;,&quot;&amp;[.E100]&amp;&quot;,&quot;&amp;[.F100]&amp;&quot;,&quot;&amp;[.G100]&amp;[.H100]" office:value-type="string" office:string-value="{  Fermium, 0, 2, 1, (0,2,3), (0,3)}">
            <text:p>{ <text:s/>Fermium, 0, 2, 1, (0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Mendelev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<text:s/>(0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101]&amp;[.B101]&amp;&quot;,&quot;&amp;[.C101]&amp;&quot;,&quot;&amp;[.D101]&amp;&quot;,&quot;&amp;[.E101]&amp;&quot;,&quot;&amp;[.F101]&amp;&quot;,&quot;&amp;[.G101]&amp;[.H101]" office:value-type="string" office:string-value="{  Mendelevium, 0, 2, 1, (0,2,3), (0,3)}">
            <text:p>{ <text:s/>Mendelevium, 0, 2, 1, (0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Nobel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<text:s/>(0,2,3)</text:p>
          </table:table-cell>
          <table:table-cell office:value-type="string">
            <text:p><text:s/>(0,2)</text:p>
          </table:table-cell>
          <table:table-cell office:value-type="string">
            <text:p>}</text:p>
          </table:table-cell>
          <table:table-cell/>
          <table:table-cell table:formula="of:=[.A102]&amp;[.B102]&amp;&quot;,&quot;&amp;[.C102]&amp;&quot;,&quot;&amp;[.D102]&amp;&quot;,&quot;&amp;[.E102]&amp;&quot;,&quot;&amp;[.F102]&amp;&quot;,&quot;&amp;[.G102]&amp;[.H102]" office:value-type="string" office:string-value="{  Nobelium, 0, 2, 1, (0,2,3), (0,2)}">
            <text:p>{ <text:s/>Nobelium, 0, 2, 1, (0,2,3), (0,2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Lawrenc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<text:s/>(0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103]&amp;[.B103]&amp;&quot;,&quot;&amp;[.C103]&amp;&quot;,&quot;&amp;[.D103]&amp;&quot;,&quot;&amp;[.E103]&amp;&quot;,&quot;&amp;[.F103]&amp;&quot;,&quot;&amp;[.G103]&amp;[.H103]" office:value-type="string" office:string-value="{  Lawrencium, 0, 2, 1, (0,2,3), (0,3)}">
            <text:p>{ <text:s/>Lawrencium, 0, 2, 1, (0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Rutherfordium</text:p>
          </table:table-cell>
          <table:table-cell office:value-type="string">
            <text:p><text:s/>0 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<text:s/>(0,2,3,4)</text:p>
          </table:table-cell>
          <table:table-cell office:value-type="string">
            <text:p><text:s/>(0,4)</text:p>
          </table:table-cell>
          <table:table-cell office:value-type="string">
            <text:p>}</text:p>
          </table:table-cell>
          <table:table-cell/>
          <table:table-cell table:formula="of:=[.A104]&amp;[.B104]&amp;&quot;,&quot;&amp;[.C104]&amp;&quot;,&quot;&amp;[.D104]&amp;&quot;,&quot;&amp;[.E104]&amp;&quot;,&quot;&amp;[.F104]&amp;&quot;,&quot;&amp;[.G104]&amp;[.H104]" office:value-type="string" office:string-value="{  Rutherfordium, 0 , 2, 1, (0,2,3,4), (0,4)}">
            <text:p>{ <text:s/>Rutherfordium, 0 , 2, 1, (0,2,3,4), (0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Dubn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<text:s/>(0,3,4,5)</text:p>
          </table:table-cell>
          <table:table-cell office:value-type="string">
            <text:p><text:s/>(0,5)</text:p>
          </table:table-cell>
          <table:table-cell office:value-type="string">
            <text:p>}</text:p>
          </table:table-cell>
          <table:table-cell/>
          <table:table-cell table:formula="of:=[.A105]&amp;[.B105]&amp;&quot;,&quot;&amp;[.C105]&amp;&quot;,&quot;&amp;[.D105]&amp;&quot;,&quot;&amp;[.E105]&amp;&quot;,&quot;&amp;[.F105]&amp;&quot;,&quot;&amp;[.G105]&amp;[.H105]" office:value-type="string" office:string-value="{  Dubnium, 0, 2, 1, (0,3,4,5), (0,5)}">
            <text:p>{ <text:s/>Dubnium, 0, 2, 1, (0,3,4,5), (0,5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Seaborg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<text:s/>(0,3,4,5,6)</text:p>
          </table:table-cell>
          <table:table-cell office:value-type="string">
            <text:p><text:s/>(0,6)</text:p>
          </table:table-cell>
          <table:table-cell office:value-type="string">
            <text:p>}</text:p>
          </table:table-cell>
          <table:table-cell/>
          <table:table-cell table:formula="of:=[.A106]&amp;[.B106]&amp;&quot;,&quot;&amp;[.C106]&amp;&quot;,&quot;&amp;[.D106]&amp;&quot;,&quot;&amp;[.E106]&amp;&quot;,&quot;&amp;[.F106]&amp;&quot;,&quot;&amp;[.G106]&amp;[.H106]" office:value-type="string" office:string-value="{  Seaborgium, 0, 2, 1, (0,3,4,5,6), (0,6)}">
            <text:p>{ <text:s/>Seaborgium, 0, 2, 1, (0,3,4,5,6), (0,6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Bohr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<text:s/>(0,3,4,5,7)</text:p>
          </table:table-cell>
          <table:table-cell office:value-type="string">
            <text:p><text:s/>(0,7)</text:p>
          </table:table-cell>
          <table:table-cell office:value-type="string">
            <text:p>}</text:p>
          </table:table-cell>
          <table:table-cell/>
          <table:table-cell table:formula="of:=[.A107]&amp;[.B107]&amp;&quot;,&quot;&amp;[.C107]&amp;&quot;,&quot;&amp;[.D107]&amp;&quot;,&quot;&amp;[.E107]&amp;&quot;,&quot;&amp;[.F107]&amp;&quot;,&quot;&amp;[.G107]&amp;[.H107]" office:value-type="string" office:string-value="{  Bohrium, 0, 2, 1, (0,3,4,5,7), (0,7)}">
            <text:p>{ <text:s/>Bohrium, 0, 2, 1, (0,3,4,5,7), (0,7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Hass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<text:s/>(0,2,3,4,6,8)</text:p>
          </table:table-cell>
          <table:table-cell office:value-type="string">
            <text:p><text:s/>(0,8)</text:p>
          </table:table-cell>
          <table:table-cell office:value-type="string">
            <text:p>}</text:p>
          </table:table-cell>
          <table:table-cell/>
          <table:table-cell table:formula="of:=[.A108]&amp;[.B108]&amp;&quot;,&quot;&amp;[.C108]&amp;&quot;,&quot;&amp;[.D108]&amp;&quot;,&quot;&amp;[.E108]&amp;&quot;,&quot;&amp;[.F108]&amp;&quot;,&quot;&amp;[.G108]&amp;[.H108]" office:value-type="string" office:string-value="{  Hassium, 0, 2, 1, (0,2,3,4,6,8), (0,8)}">
            <text:p>{ <text:s/>Hassium, 0, 2, 1, (0,2,3,4,6,8), (0,8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Meitner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<text:s/>(0,1,3,4,6,8,9)</text:p>
          </table:table-cell>
          <table:table-cell office:value-type="string">
            <text:p><text:s/>(0)</text:p>
          </table:table-cell>
          <table:table-cell office:value-type="string">
            <text:p>}</text:p>
          </table:table-cell>
          <table:table-cell/>
          <table:table-cell table:formula="of:=[.A109]&amp;[.B109]&amp;&quot;,&quot;&amp;[.C109]&amp;&quot;,&quot;&amp;[.D109]&amp;&quot;,&quot;&amp;[.E109]&amp;&quot;,&quot;&amp;[.F109]&amp;&quot;,&quot;&amp;[.G109]&amp;[.H109]" office:value-type="string" office:string-value="{  Meitnerium, 0, 2, 1, (0,1,3,4,6,8,9), (0)}">
            <text:p>{ <text:s/>Meitnerium, 0, 2, 1, (0,1,3,4,6,8,9), (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Darmstadt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<text:s/>(0,2,4,6,8)</text:p>
          </table:table-cell>
          <table:table-cell office:value-type="string">
            <text:p><text:s/>(0)</text:p>
          </table:table-cell>
          <table:table-cell office:value-type="string">
            <text:p>}</text:p>
          </table:table-cell>
          <table:table-cell/>
          <table:table-cell table:formula="of:=[.A110]&amp;[.B110]&amp;&quot;,&quot;&amp;[.C110]&amp;&quot;,&quot;&amp;[.D110]&amp;&quot;,&quot;&amp;[.E110]&amp;&quot;,&quot;&amp;[.F110]&amp;&quot;,&quot;&amp;[.G110]&amp;[.H110]" office:value-type="string" office:string-value="{  Darmstadtium, 0, 2, 1, (0,2,4,6,8), (0)}">
            <text:p>{ <text:s/>Darmstadtium, 0, 2, 1, (0,2,4,6,8), (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Roentgen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<text:s/>(-1,0,1,3,5,7)</text:p>
          </table:table-cell>
          <table:table-cell office:value-type="string">
            <text:p><text:s/>(0)</text:p>
          </table:table-cell>
          <table:table-cell office:value-type="string">
            <text:p>}</text:p>
          </table:table-cell>
          <table:table-cell/>
          <table:table-cell table:formula="of:=[.A111]&amp;[.B111]&amp;&quot;,&quot;&amp;[.C111]&amp;&quot;,&quot;&amp;[.D111]&amp;&quot;,&quot;&amp;[.E111]&amp;&quot;,&quot;&amp;[.F111]&amp;&quot;,&quot;&amp;[.G111]&amp;[.H111]" office:value-type="string" office:string-value="{  Roentgenium, 0, 2, 1, (-1,0,1,3,5,7), (0)}">
            <text:p>{ <text:s/>Roentgenium, 0, 2, 1, (-1,0,1,3,5,7), (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Copernicium</text:p>
          </table:table-cell>
          <table:table-cell office:value-type="string">
            <text:p><text:s/>0 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<text:s/>(0,1,2,4,6)</text:p>
          </table:table-cell>
          <table:table-cell office:value-type="string">
            <text:p><text:s/>(0)</text:p>
          </table:table-cell>
          <table:table-cell office:value-type="string">
            <text:p>}</text:p>
          </table:table-cell>
          <table:table-cell/>
          <table:table-cell table:formula="of:=[.A112]&amp;[.B112]&amp;&quot;,&quot;&amp;[.C112]&amp;&quot;,&quot;&amp;[.D112]&amp;&quot;,&quot;&amp;[.E112]&amp;&quot;,&quot;&amp;[.F112]&amp;&quot;,&quot;&amp;[.G112]&amp;[.H112]" office:value-type="string" office:string-value="{  Copernicium, 0 , 2, 1, (0,1,2,4,6), (0)}">
            <text:p>{ <text:s/>Copernicium, 0 , 2, 1, (0,1,2,4,6), (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Nihon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<text:s/>(-1,0,1,3,5)</text:p>
          </table:table-cell>
          <table:table-cell office:value-type="string">
            <text:p><text:s/>(0)</text:p>
          </table:table-cell>
          <table:table-cell office:value-type="string">
            <text:p>}</text:p>
          </table:table-cell>
          <table:table-cell/>
          <table:table-cell table:formula="of:=[.A113]&amp;[.B113]&amp;&quot;,&quot;&amp;[.C113]&amp;&quot;,&quot;&amp;[.D113]&amp;&quot;,&quot;&amp;[.E113]&amp;&quot;,&quot;&amp;[.F113]&amp;&quot;,&quot;&amp;[.G113]&amp;[.H113]" office:value-type="string" office:string-value="{  Nihonium, 0, 2, 1, (-1,0,1,3,5), (0)}">
            <text:p>{ <text:s/>Nihonium, 0, 2, 1, (-1,0,1,3,5), (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Flerov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<text:s/>(0,1,2,4,6)</text:p>
          </table:table-cell>
          <table:table-cell office:value-type="string">
            <text:p><text:s/>(0)</text:p>
          </table:table-cell>
          <table:table-cell office:value-type="string">
            <text:p>}</text:p>
          </table:table-cell>
          <table:table-cell/>
          <table:table-cell table:formula="of:=[.A114]&amp;[.B114]&amp;&quot;,&quot;&amp;[.C114]&amp;&quot;,&quot;&amp;[.D114]&amp;&quot;,&quot;&amp;[.E114]&amp;&quot;,&quot;&amp;[.F114]&amp;&quot;,&quot;&amp;[.G114]&amp;[.H114]" office:value-type="string" office:string-value="{  Flerovium, 0, 2, 1, (0,1,2,4,6), (0)}">
            <text:p>{ <text:s/>Flerovium, 0, 2, 1, (0,1,2,4,6), (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Moscov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<text:s/>(0,1,3)</text:p>
          </table:table-cell>
          <table:table-cell office:value-type="string">
            <text:p><text:s/>(0)</text:p>
          </table:table-cell>
          <table:table-cell office:value-type="string">
            <text:p>}</text:p>
          </table:table-cell>
          <table:table-cell/>
          <table:table-cell table:formula="of:=[.A115]&amp;[.B115]&amp;&quot;,&quot;&amp;[.C115]&amp;&quot;,&quot;&amp;[.D115]&amp;&quot;,&quot;&amp;[.E115]&amp;&quot;,&quot;&amp;[.F115]&amp;&quot;,&quot;&amp;[.G115]&amp;[.H115]" office:value-type="string" office:string-value="{  Moscovium, 0, 2, 1, (0,1,3), (0)}">
            <text:p>{ <text:s/>Moscovium, 0, 2, 1, (0,1,3), (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Livermor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<text:s/>(-2,0,2,4)</text:p>
          </table:table-cell>
          <table:table-cell office:value-type="string">
            <text:p><text:s/>(0)</text:p>
          </table:table-cell>
          <table:table-cell office:value-type="string">
            <text:p>}</text:p>
          </table:table-cell>
          <table:table-cell/>
          <table:table-cell table:formula="of:=[.A116]&amp;[.B116]&amp;&quot;,&quot;&amp;[.C116]&amp;&quot;,&quot;&amp;[.D116]&amp;&quot;,&quot;&amp;[.E116]&amp;&quot;,&quot;&amp;[.F116]&amp;&quot;,&quot;&amp;[.G116]&amp;[.H116]" office:value-type="string" office:string-value="{  Livermorium, 0, 2, 1, (-2,0,2,4), (0)}">
            <text:p>{ <text:s/>Livermorium, 0, 2, 1, (-2,0,2,4), (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Tennessine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<text:s/>(-1,0,1,3,5)</text:p>
          </table:table-cell>
          <table:table-cell office:value-type="string">
            <text:p><text:s/>(0)</text:p>
          </table:table-cell>
          <table:table-cell office:value-type="string">
            <text:p>}</text:p>
          </table:table-cell>
          <table:table-cell/>
          <table:table-cell table:formula="of:=[.A117]&amp;[.B117]&amp;&quot;,&quot;&amp;[.C117]&amp;&quot;,&quot;&amp;[.D117]&amp;&quot;,&quot;&amp;[.E117]&amp;&quot;,&quot;&amp;[.F117]&amp;&quot;,&quot;&amp;[.G117]&amp;[.H117]" office:value-type="string" office:string-value="{  Tennessine, 0, 2, 1, (-1,0,1,3,5), (0)}">
            <text:p>{ <text:s/>Tennessine, 0, 2, 1, (-1,0,1,3,5), (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Oganesson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<text:s/>(-1,0,1,2,4,6)</text:p>
          </table:table-cell>
          <table:table-cell office:value-type="string">
            <text:p><text:s/>(0)</text:p>
          </table:table-cell>
          <table:table-cell office:value-type="string">
            <text:p>}</text:p>
          </table:table-cell>
          <table:table-cell/>
          <table:table-cell table:formula="of:=[.A118]&amp;[.B118]&amp;&quot;,&quot;&amp;[.C118]&amp;&quot;,&quot;&amp;[.D118]&amp;&quot;,&quot;&amp;[.E118]&amp;&quot;,&quot;&amp;[.F118]&amp;&quot;,&quot;&amp;[.G118]&amp;[.H118]" office:value-type="string" office:string-value="{  Oganesson, 0, 2, 1, (-1,0,1,2,4,6), (0)}">
            <text:p>{ <text:s/>Oganesson, 0, 2, 1, (-1,0,1,2,4,6), (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Ununenn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(0,1,3,5)</text:p>
          </table:table-cell>
          <table:table-cell office:value-type="string">
            <text:p>(0,1)</text:p>
          </table:table-cell>
          <table:table-cell office:value-type="string">
            <text:p>}</text:p>
          </table:table-cell>
          <table:table-cell/>
          <table:table-cell table:formula="of:=[.A119]&amp;[.B119]&amp;&quot;,&quot;&amp;[.C119]&amp;&quot;,&quot;&amp;[.D119]&amp;&quot;,&quot;&amp;[.E119]&amp;&quot;,&quot;&amp;[.F119]&amp;&quot;,&quot;&amp;[.G119]&amp;[.H119]" office:value-type="string" office:string-value="{  Ununennium, 0, 2, 1,(0,1,3,5),(0,1)}">
            <text:p>{ <text:s/>Ununennium, 0, 2, 1,(0,1,3,5),(0,1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Unbinilium</text:p>
          </table:table-cell>
          <table:table-cell office:value-type="string">
            <text:p><text:s/>1</text:p>
          </table:table-cell>
          <table:table-cell office:value-type="string">
            <text:p><text:s/>3</text:p>
          </table:table-cell>
          <table:table-cell office:value-type="string">
            <text:p><text:s/>2</text:p>
          </table:table-cell>
          <table:table-cell office:value-type="string">
            <text:p>(0,1,2,4,6)</text:p>
          </table:table-cell>
          <table:table-cell office:value-type="string">
            <text:p>(0,2)</text:p>
          </table:table-cell>
          <table:table-cell office:value-type="string">
            <text:p>}</text:p>
          </table:table-cell>
          <table:table-cell/>
          <table:table-cell table:formula="of:=[.A120]&amp;[.B120]&amp;&quot;,&quot;&amp;[.C120]&amp;&quot;,&quot;&amp;[.D120]&amp;&quot;,&quot;&amp;[.E120]&amp;&quot;,&quot;&amp;[.F120]&amp;&quot;,&quot;&amp;[.G120]&amp;[.H120]" office:value-type="string" office:string-value="{  Unbinilium, 1, 3, 2,(0,1,2,4,6),(0,2)}">
            <text:p>{ <text:s/>Unbinilium, 1, 3, 2,(0,1,2,4,6),(0,2)}</text:p>
          </table:table-cell>
        </table:table-row>
        <table:table-row table:style-name="ro1" table:number-rows-repeated="104845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7">27-12-2022</text:date>, <text:time>20:3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7T17:58:16.80</meta:creation-date>
    <meta:editing-duration>PT41M51S</meta:editing-duration>
    <meta:editing-cycles>7</meta:editing-cycles>
    <meta:generator>OpenOffice/4.1.3$Win32 OpenOffice.org_project/413m1$Build-9783</meta:generator>
    <meta:initial-creator>eric vosselmans</meta:initial-creator>
    <dc:date>2022-12-27T20:32:38.25</dc:date>
    <dc:creator>eric vosselmans</dc:creator>
    <meta:document-statistic meta:table-count="3" meta:cell-count="1080" meta:object-count="0"/>
  </office:meta>
</office:document-meta>
</file>